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4.273cm"/>
    </style:style>
    <style:style style:name="co6" style:family="table-column">
      <style:table-column-properties fo:break-before="auto" style:column-width="17.81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ackground-color="#00b8ff"/>
    </style:style>
  </office:automatic-styles>
  <office:body>
    <office:spreadsheet>
      <table:table table:name="crossreads4_keys-classifica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Military life</text:p>
          </table:table-cell>
          <table:table-cell office:value-type="string">
            <text:p>Camping</text:p>
          </table:table-cell>
          <table:table-cell office:value-type="string">
            <text:p>Military life</text:p>
          </table:table-cell>
          <table:table-cell office:value-type="string">
            <text:p>Camping</text:p>
          </table:table-cell>
          <table:table-cell office:value-type="float" office:value="85">
            <text:p>85</text:p>
          </table:table-cell>
          <table:table-cell office:value-type="float" office:value="0.07365">
            <text:p>0.07365</text:p>
          </table:table-cell>
          <table:table-cell office:value-type="string">
            <text:p>camp move orders men morning ready night day tents tent arrived time march blankets kit order leave pack a.m left </text:p>
          </table:table-cell>
          <table:table-cell/>
        </table:table-row>
        <table:table-row table:style-name="ro1">
          <table:table-cell table:style-name="ce1" office:value-type="string">
            <text:p>Military life</text:p>
          </table:table-cell>
          <table:table-cell office:value-type="string">
            <text:p>general</text:p>
          </table:table-cell>
          <table:table-cell office:value-type="string">
            <text:p>Military life</text:p>
          </table:table-cell>
          <table:table-cell office:value-type="string">
            <text:p>???</text:p>
          </table:table-cell>
          <table:table-cell office:value-type="float" office:value="37">
            <text:p>37</text:p>
          </table:table-cell>
          <table:table-cell office:value-type="float" office:value="0.02089">
            <text:p>0.02089</text:p>
          </table:table-cell>
          <table:table-cell office:value-type="string">
            <text:p>men man officer sentry good back officers asked looked called captain australian charge private wanted soldier replied passed australians line </text:p>
          </table:table-cell>
          <table:table-cell/>
        </table:table-row>
        <table:table-row table:style-name="ro2">
          <table:table-cell table:style-name="ce1" office:value-type="string">
            <text:p>Military life</text:p>
          </table:table-cell>
          <table:table-cell office:value-type="string">
            <text:p>general</text:p>
          </table:table-cell>
          <table:table-cell office:value-type="string">
            <text:p>Military life</text:p>
          </table:table-cell>
          <table:table-cell office:value-type="string">
            <text:p>About / general</text:p>
          </table:table-cell>
          <table:table-cell office:value-type="float" office:value="40">
            <text:p>40</text:p>
          </table:table-cell>
          <table:table-cell office:value-type="float" office:value="0.07761">
            <text:p>0.07761</text:p>
          </table:table-cell>
          <table:table-cell office:value-type="string">
            <text:p>men officer told asked officers man put found made time order charge leave case military major called make colonel gave </text:p>
          </table:table-cell>
          <table:table-cell/>
        </table:table-row>
        <table:table-row table:style-name="ro2">
          <table:table-cell table:style-name="ce1" office:value-type="string">
            <text:p>Military life</text:p>
          </table:table-cell>
          <table:table-cell office:value-type="string">
            <text:p>general</text:p>
          </table:table-cell>
          <table:table-cell office:value-type="string">
            <text:p>Military life</text:p>
          </table:table-cell>
          <table:table-cell office:value-type="string">
            <text:p>general</text:p>
          </table:table-cell>
          <table:table-cell office:value-type="float" office:value="12">
            <text:p>12</text:p>
          </table:table-cell>
          <table:table-cell office:value-type="float" office:value="0.05833">
            <text:p>0.05833</text:p>
          </table:table-cell>
          <table:table-cell office:value-type="string">
            <text:p>parade march drill morning day afternoon camp route guard marched men work inspection order company usual rifle lecture church training </text:p>
          </table:table-cell>
          <table:table-cell/>
        </table:table-row>
        <table:table-row table:style-name="ro1">
          <table:table-cell table:style-name="ce1" office:value-type="string">
            <text:p>Military life</text:p>
          </table:table-cell>
          <table:table-cell office:value-type="string">
            <text:p>general</text:p>
          </table:table-cell>
          <table:table-cell office:value-type="string">
            <text:p>Military life</text:p>
          </table:table-cell>
          <table:table-cell office:value-type="string">
            <text:p>general</text:p>
          </table:table-cell>
          <table:table-cell office:value-type="float" office:value="39">
            <text:p>39</text:p>
          </table:table-cell>
          <table:table-cell office:value-type="float" office:value="0.0512">
            <text:p>0.0512</text:p>
          </table:table-cell>
          <table:table-cell office:value-type="string">
            <text:p>men officers battalion australian brigade division corps officer army field major work company service staff unit artillery infantry training general </text:p>
          </table:table-cell>
          <table:table-cell/>
        </table:table-row>
        <table:table-row table:style-name="ro1">
          <table:table-cell table:style-name="ce1" office:value-type="string">
            <text:p>Military life</text:p>
          </table:table-cell>
          <table:table-cell office:value-type="string">
            <text:p>general</text:p>
          </table:table-cell>
          <table:table-cell office:value-type="string">
            <text:p>Military life</text:p>
          </table:table-cell>
          <table:table-cell office:value-type="string">
            <text:p>general</text:p>
          </table:table-cell>
          <table:table-cell office:value-type="float" office:value="38">
            <text:p>38</text:p>
          </table:table-cell>
          <table:table-cell office:value-type="float" office:value="0.00834">
            <text:p>0.00834</text:p>
          </table:table-cell>
          <table:table-cell office:value-type="string">
            <text:p>col major fuller cairo brigade camp left regiment capt men returned squadron officers lieu kantara horse arrived l.h regt train </text:p>
          </table:table-cell>
          <table:table-cell/>
        </table:table-row>
        <table:table-row table:style-name="ro1">
          <table:table-cell table:style-name="ce1" office:value-type="string">
            <text:p>Military life</text:p>
          </table:table-cell>
          <table:table-cell office:value-type="string">
            <text:p>Horses</text:p>
          </table:table-cell>
          <table:table-cell office:value-type="string">
            <text:p>Military life</text:p>
          </table:table-cell>
          <table:table-cell office:value-type="string">
            <text:p>Horses</text:p>
          </table:table-cell>
          <table:table-cell office:value-type="float" office:value="49">
            <text:p>49</text:p>
          </table:table-cell>
          <table:table-cell office:value-type="float" office:value="0.02843">
            <text:p>0.02843</text:p>
          </table:table-cell>
          <table:table-cell office:value-type="string">
            <text:p>horses horse lines harness cleaning left mules morning camp stables wagon road back day night battery a.m wagons transport waggons </text:p>
          </table:table-cell>
          <table:table-cell/>
        </table:table-row>
        <table:table-row table:style-name="ro1">
          <table:table-cell table:style-name="ce1" office:value-type="string">
            <text:p>Military life</text:p>
          </table:table-cell>
          <table:table-cell office:value-type="string">
            <text:p>Lists &amp; reports</text:p>
          </table:table-cell>
          <table:table-cell office:value-type="string">
            <text:p>Military life</text:p>
          </table:table-cell>
          <table:table-cell office:value-type="string">
            <text:p>Lists &amp; reports</text:p>
          </table:table-cell>
          <table:table-cell office:value-type="float" office:value="59">
            <text:p>59</text:p>
          </table:table-cell>
          <table:table-cell office:value-type="float" office:value="0.03104">
            <text:p>0.03104</text:p>
          </table:table-cell>
          <table:table-cell office:value-type="string">
            <text:p>pte mrs sgt miss indecipherable capt batt coy cpl killed lieut smith anzac jack sydney hill father c/o brown wilson </text:p>
          </table:table-cell>
          <table:table-cell/>
        </table:table-row>
        <table:table-row table:style-name="ro1">
          <table:table-cell table:style-name="ce1" office:value-type="string">
            <text:p>Military life</text:p>
          </table:table-cell>
          <table:table-cell office:value-type="string">
            <text:p>Lists &amp; reports</text:p>
          </table:table-cell>
          <table:table-cell office:value-type="string">
            <text:p>Military life</text:p>
          </table:table-cell>
          <table:table-cell office:value-type="string">
            <text:p>Lists &amp; reports</text:p>
          </table:table-cell>
          <table:table-cell office:value-type="float" office:value="58">
            <text:p>58</text:p>
          </table:table-cell>
          <table:table-cell office:value-type="float" office:value="0.02553">
            <text:p>0.02553</text:p>
          </table:table-cell>
          <table:table-cell office:value-type="string">
            <text:p>general gen col major brigade birdwood bde l.h staff sir officers inspected capt div command division colonel troops visited war </text:p>
          </table:table-cell>
          <table:table-cell/>
        </table:table-row>
        <table:table-row table:style-name="ro1">
          <table:table-cell table:style-name="ce1" office:value-type="string">
            <text:p>Military life</text:p>
          </table:table-cell>
          <table:table-cell office:value-type="string">
            <text:p>Lists &amp; reports</text:p>
          </table:table-cell>
          <table:table-cell office:value-type="string">
            <text:p>Military life</text:p>
          </table:table-cell>
          <table:table-cell office:value-type="string">
            <text:p>Lists &amp; reports</text:p>
          </table:table-cell>
          <table:table-cell office:value-type="float" office:value="74">
            <text:p>74</text:p>
          </table:table-cell>
          <table:table-cell office:value-type="float" office:value="0.02364">
            <text:p>0.02364</text:p>
          </table:table-cell>
          <table:table-cell office:value-type="string">
            <text:p>diary sydney pages france australia battalion australian gallipoli august egypt private note england served written october war april service field </text:p>
          </table:table-cell>
          <table:table-cell/>
        </table:table-row>
        <table:table-row table:style-name="ro1">
          <table:table-cell table:style-name="ce1" office:value-type="string">
            <text:p>Military life</text:p>
          </table:table-cell>
          <table:table-cell office:value-type="string">
            <text:p>Lists &amp; reports</text:p>
          </table:table-cell>
          <table:table-cell office:value-type="string">
            <text:p>Military life</text:p>
          </table:table-cell>
          <table:table-cell office:value-type="string">
            <text:p>Lists &amp; reports</text:p>
          </table:table-cell>
          <table:table-cell office:value-type="float" office:value="79">
            <text:p>79</text:p>
          </table:table-cell>
          <table:table-cell office:value-type="float" office:value="0.01786">
            <text:p>0.01786</text:p>
          </table:table-cell>
          <table:table-cell office:value-type="string">
            <text:p>australian military force sir australia imperial melbourne office war records commonwealth letter dear base forces copy a.i.f department received general </text:p>
          </table:table-cell>
          <table:table-cell/>
        </table:table-row>
        <table:table-row table:style-name="ro1">
          <table:table-cell table:style-name="ce1" office:value-type="string">
            <text:p>Military life</text:p>
          </table:table-cell>
          <table:table-cell office:value-type="string">
            <text:p>Lists &amp; reports</text:p>
          </table:table-cell>
          <table:table-cell office:value-type="string">
            <text:p>Military life</text:p>
          </table:table-cell>
          <table:table-cell office:value-type="string">
            <text:p>Lists &amp; reports</text:p>
          </table:table-cell>
          <table:table-cell office:value-type="float" office:value="90">
            <text:p>90</text:p>
          </table:table-cell>
          <table:table-cell office:value-type="float" office:value="0.01695">
            <text:p>0.01695</text:p>
          </table:table-cell>
          <table:table-cell office:value-type="string">
            <text:p>sydney australia envelope mrs n.s.w service ferguson active justice street court reverse wales supreme south field post censor king postcard </text:p>
          </table:table-cell>
          <table:table-cell/>
        </table:table-row>
        <table:table-row table:style-name="ro1">
          <table:table-cell table:style-name="ce1" office:value-type="string">
            <text:p>Military life</text:p>
          </table:table-cell>
          <table:table-cell office:value-type="string">
            <text:p>POW</text:p>
          </table:table-cell>
          <table:table-cell office:value-type="string">
            <text:p>Military life</text:p>
          </table:table-cell>
          <table:table-cell office:value-type="string">
            <text:p>POW &amp; camps</text:p>
          </table:table-cell>
          <table:table-cell office:value-type="float" office:value="6">
            <text:p>6</text:p>
          </table:table-cell>
          <table:table-cell office:value-type="float" office:value="0.01277">
            <text:p>0.01277</text:p>
          </table:table-cell>
          <table:table-cell office:value-type="string">
            <text:p>prisoners german food hun camp english germans work russian parcels germany russians working huns british men prisoner guard french escape </text:p>
          </table:table-cell>
          <table:table-cell/>
        </table:table-row>
        <table:table-row table:style-name="ro2">
          <table:table-cell table:style-name="ce1" office:value-type="string">
            <text:p>Military life</text:p>
          </table:table-cell>
          <table:table-cell office:value-type="string">
            <text:p>Sports</text:p>
          </table:table-cell>
          <table:table-cell office:value-type="string">
            <text:p>Persona OR Military life</text:p>
          </table:table-cell>
          <table:table-cell office:value-type="string">
            <text:p>Sports &amp; games</text:p>
          </table:table-cell>
          <table:table-cell office:value-type="float" office:value="80">
            <text:p>80</text:p>
          </table:table-cell>
          <table:table-cell office:value-type="float" office:value="0.02753">
            <text:p>0.02753</text:p>
          </table:table-cell>
          <table:table-cell office:value-type="string">
            <text:p>played won football sports game match afternoon cricket day good playing team race held boxing play today games great cards </text:p>
          </table:table-cell>
          <table:table-cell/>
        </table:table-row>
        <table:table-row table:style-name="ro1">
          <table:table-cell table:style-name="ce1" office:value-type="string">
            <text:p>Military life</text:p>
          </table:table-cell>
          <table:table-cell office:value-type="string">
            <text:p>technical</text:p>
          </table:table-cell>
          <table:table-cell office:value-type="string">
            <text:p>Military life</text:p>
          </table:table-cell>
          <table:table-cell office:value-type="string">
            <text:p>Communications</text:p>
          </table:table-cell>
          <table:table-cell office:value-type="float" office:value="33">
            <text:p>33</text:p>
          </table:table-cell>
          <table:table-cell office:value-type="float" office:value="0.01063">
            <text:p>0.01063</text:p>
          </table:table-cell>
          <table:table-cell office:value-type="string">
            <text:p>message image map wireless sketch indecipherable messages telephone station signal signed morse code place showing signals set aaa note signalling </text:p>
          </table:table-cell>
          <table:table-cell/>
        </table:table-row>
        <table:table-row table:style-name="ro2">
          <table:table-cell table:style-name="ce1" office:value-type="string">
            <text:p>Military life</text:p>
          </table:table-cell>
          <table:table-cell office:value-type="string">
            <text:p>technical</text:p>
          </table:table-cell>
          <table:table-cell office:value-type="string">
            <text:p>Military life</text:p>
          </table:table-cell>
          <table:table-cell office:value-type="string">
            <text:p>Engines &amp; mechanics</text:p>
          </table:table-cell>
          <table:table-cell office:value-type="float" office:value="95">
            <text:p>95</text:p>
          </table:table-cell>
          <table:table-cell office:value-type="float" office:value="0.0136">
            <text:p>0.0136</text:p>
          </table:table-cell>
          <table:table-cell office:value-type="string">
            <text:p>water engine oil electric tank tanks small supply petrol fire drinking bottles bottle coal plant wells pump large fires hot </text:p>
          </table:table-cell>
          <table:table-cell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hristmas</text:p>
          </table:table-cell>
          <table:table-cell office:value-type="string">
            <text:p>Personal</text:p>
          </table:table-cell>
          <table:table-cell office:value-type="string">
            <text:p>Christmas</text:p>
          </table:table-cell>
          <table:table-cell office:value-type="float" office:value="57">
            <text:p>57</text:p>
          </table:table-cell>
          <table:table-cell office:value-type="float" office:value="0.01726">
            <text:p>0.01726</text:p>
          </table:table-cell>
          <table:table-cell office:value-type="string">
            <text:p>dec xmas december day christmas year jan eve dinner spent nov january home merry pudding plum good years happy parcels </text:p>
          </table:table-cell>
          <table:table-cell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ducation</text:p>
          </table:table-cell>
          <table:table-cell office:value-type="string">
            <text:p>Personal</text:p>
          </table:table-cell>
          <table:table-cell office:value-type="string">
            <text:p>Studies</text:p>
          </table:table-cell>
          <table:table-cell office:value-type="float" office:value="89">
            <text:p>89</text:p>
          </table:table-cell>
          <table:table-cell office:value-type="float" office:value="0.01534">
            <text:p>0.01534</text:p>
          </table:table-cell>
          <table:table-cell office:value-type="string">
            <text:p>school french english work good class total college read books reading knowledge man university years fair sick study book interesting </text:p>
          </table:table-cell>
          <table:table-cell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od</text:p>
          </table:table-cell>
          <table:table-cell office:value-type="string">
            <text:p>Personal</text:p>
          </table:table-cell>
          <table:table-cell office:value-type="string">
            <text:p>Food</text:p>
          </table:table-cell>
          <table:table-cell office:value-type="float" office:value="17">
            <text:p>17</text:p>
          </table:table-cell>
          <table:table-cell office:value-type="float" office:value="0.05548">
            <text:p>0.05548</text:p>
          </table:table-cell>
          <table:table-cell office:value-type="string">
            <text:p>tea bread dinner biscuits good tin breakfast day jam beef food meat bully butter water rations eat eggs milk made </text:p>
          </table:table-cell>
          <table:table-cell/>
        </table:table-row>
        <table:table-row table:style-name="ro1">
          <table:table-cell office:value-type="string">
            <text:p>Personal</text:p>
          </table:table-cell>
          <table:table-cell office:value-type="string">
            <text:p>Letters &amp; family</text:p>
          </table:table-cell>
          <table:table-cell office:value-type="string">
            <text:p>Personal</text:p>
          </table:table-cell>
          <table:table-cell office:value-type="string">
            <text:p>About letters OR general</text:p>
          </table:table-cell>
          <table:table-cell office:value-type="float" office:value="46">
            <text:p>46</text:p>
          </table:table-cell>
          <table:table-cell office:value-type="float" office:value="0.01286">
            <text:p>0.01286</text:p>
          </table:table-cell>
          <table:table-cell office:value-type="string">
            <text:p>home wrote dad ellis mum recd letter write george meet letters mrs indecipherable day lovely night play walk bed harry </text:p>
          </table:table-cell>
          <table:table-cell/>
        </table:table-row>
        <table:table-row table:style-name="ro1">
          <table:table-cell office:value-type="string">
            <text:p>Personal</text:p>
          </table:table-cell>
          <table:table-cell office:value-type="string">
            <text:p>Letters &amp; family</text:p>
          </table:table-cell>
          <table:table-cell office:value-type="string">
            <text:p>Personal</text:p>
          </table:table-cell>
          <table:table-cell office:value-type="string">
            <text:p>Letters</text:p>
          </table:table-cell>
          <table:table-cell office:value-type="float" office:value="66">
            <text:p>66</text:p>
          </table:table-cell>
          <table:table-cell office:value-type="float" office:value="0.02538">
            <text:p>0.02538</text:p>
          </table:table-cell>
          <table:table-cell office:value-type="string">
            <text:p>letter received book dated letters shorthand today written wife post photos jan paper evening reading wrote feb diary card end </text:p>
          </table:table-cell>
          <table:table-cell/>
        </table:table-row>
        <table:table-row table:style-name="ro2">
          <table:table-cell office:value-type="string">
            <text:p>Personal</text:p>
          </table:table-cell>
          <table:table-cell office:value-type="string">
            <text:p>Letters &amp; family</text:p>
          </table:table-cell>
          <table:table-cell office:value-type="string">
            <text:p>Personal</text:p>
          </table:table-cell>
          <table:table-cell office:value-type="string">
            <text:p>Letters</text:p>
          </table:table-cell>
          <table:table-cell office:value-type="float" office:value="75">
            <text:p>75</text:p>
          </table:table-cell>
          <table:table-cell office:value-type="float" office:value="0.06116">
            <text:p>0.06116</text:p>
          </table:table-cell>
          <table:table-cell office:value-type="string">
            <text:p>letters letter received mail dear home mother time write wrote news days writing week written papers parcel hear hope long </text:p>
          </table:table-cell>
          <table:table-cell/>
        </table:table-row>
        <table:table-row table:style-name="ro1">
          <table:table-cell office:value-type="string">
            <text:p>Personal</text:p>
          </table:table-cell>
          <table:table-cell office:value-type="string">
            <text:p>Letters &amp; family</text:p>
          </table:table-cell>
          <table:table-cell office:value-type="string">
            <text:p>Personal</text:p>
          </table:table-cell>
          <table:table-cell office:value-type="string">
            <text:p>letters family</text:p>
          </table:table-cell>
          <table:table-cell office:value-type="float" office:value="83">
            <text:p>83</text:p>
          </table:table-cell>
          <table:table-cell office:value-type="float" office:value="0.01507">
            <text:p>0.01507</text:p>
          </table:table-cell>
          <table:table-cell office:value-type="string">
            <text:p>love father letter son dear time loving write don't address hope close rid home letters mail leo london france dearest </text:p>
          </table:table-cell>
          <table:table-cell/>
        </table:table-row>
        <table:table-row table:style-name="ro1">
          <table:table-cell office:value-type="string">
            <text:p>Personal</text:p>
          </table:table-cell>
          <table:table-cell office:value-type="string">
            <text:p>Letters &amp; family</text:p>
          </table:table-cell>
          <table:table-cell office:value-type="string">
            <text:p>Personal</text:p>
          </table:table-cell>
          <table:table-cell office:value-type="string">
            <text:p>letters family &amp; love</text:p>
          </table:table-cell>
          <table:table-cell office:value-type="float" office:value="93">
            <text:p>93</text:p>
          </table:table-cell>
          <table:table-cell office:value-type="float" office:value="0.04495">
            <text:p>0.04495</text:p>
          </table:table-cell>
          <table:table-cell office:value-type="string">
            <text:p>love hope dear letter write mother time good i'm home loving send son letters nice give don't glad father mrs </text:p>
          </table:table-cell>
          <table:table-cell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ey &amp; shopping</text:p>
          </table:table-cell>
          <table:table-cell office:value-type="string">
            <text:p>Personal</text:p>
          </table:table-cell>
          <table:table-cell office:value-type="string">
            <text:p>Money &amp; shopping</text:p>
          </table:table-cell>
          <table:table-cell office:value-type="float" office:value="15">
            <text:p>15</text:p>
          </table:table-cell>
          <table:table-cell office:value-type="float" office:value="0.02966">
            <text:p>0.02966</text:p>
          </table:table-cell>
          <table:table-cell office:value-type="string">
            <text:p>money native natives bought pay english buy fruit paid price cost prices sold worth selling shop shops oranges good egyptian </text:p>
          </table:table-cell>
          <table:table-cell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usic and party</text:p>
          </table:table-cell>
          <table:table-cell office:value-type="string">
            <text:p>Personal</text:p>
          </table:table-cell>
          <table:table-cell office:value-type="string">
            <text:p>Music and party</text:p>
          </table:table-cell>
          <table:table-cell office:value-type="float" office:value="3">
            <text:p>3</text:p>
          </table:table-cell>
          <table:table-cell office:value-type="float" office:value="0.03869">
            <text:p>0.03869</text:p>
          </table:table-cell>
          <table:table-cell office:value-type="string">
            <text:p>concert band good night evening show played music great gave singing boys party song held playing sing hall songs dance </text:p>
          </table:table-cell>
          <table:table-cell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 care &amp; clothes</text:p>
          </table:table-cell>
          <table:table-cell office:value-type="string">
            <text:p>Personal</text:p>
          </table:table-cell>
          <table:table-cell office:value-type="string">
            <text:p>Clothes and colors</text:p>
          </table:table-cell>
          <table:table-cell office:value-type="float" office:value="18">
            <text:p>18</text:p>
          </table:table-cell>
          <table:table-cell office:value-type="float" office:value="0.03423">
            <text:p>0.03423</text:p>
          </table:table-cell>
          <table:table-cell office:value-type="string">
            <text:p>white black red women blue wear dressed men girls dress wearing hat hair uniform hats head looked french soldiers small </text:p>
          </table:table-cell>
          <table:table-cell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 care &amp; clothes</text:p>
          </table:table-cell>
          <table:table-cell office:value-type="string">
            <text:p>Personal</text:p>
          </table:table-cell>
          <table:table-cell office:value-type="string">
            <text:p>Personal care &amp; clothes</text:p>
          </table:table-cell>
          <table:table-cell office:value-type="float" office:value="96">
            <text:p>96</text:p>
          </table:table-cell>
          <table:table-cell office:value-type="float" office:value="0.02801">
            <text:p>0.02801</text:p>
          </table:table-cell>
          <table:table-cell office:value-type="string">
            <text:p>pair boots clothes socks bath clean issued day put hot water shirt soap issue clothing wash washing baths shirts warm </text:p>
          </table:table-cell>
          <table:table-cell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oetry &amp; spirit</text:p>
          </table:table-cell>
          <table:table-cell office:value-type="string">
            <text:p>Personal</text:p>
          </table:table-cell>
          <table:table-cell office:value-type="string">
            <text:p>Poetry &amp; spirit</text:p>
          </table:table-cell>
          <table:table-cell office:value-type="float" office:value="60">
            <text:p>60</text:p>
          </table:table-cell>
          <table:table-cell office:value-type="float" office:value="0.07565">
            <text:p>0.07565</text:p>
          </table:table-cell>
          <table:table-cell office:value-type="string">
            <text:p>war life god world man men years day home great heart long death land days face mind people dear australia </text:p>
          </table:table-cell>
          <table:table-cell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oetry &amp; spirit</text:p>
          </table:table-cell>
          <table:table-cell office:value-type="string">
            <text:p>Personal</text:p>
          </table:table-cell>
          <table:table-cell office:value-type="string">
            <text:p>Poetry/literature</text:p>
          </table:table-cell>
          <table:table-cell office:value-type="float" office:value="87">
            <text:p>87</text:p>
          </table:table-cell>
          <table:table-cell office:value-type="float" office:value="0.0505">
            <text:p>0.0505</text:p>
          </table:table-cell>
          <table:table-cell office:value-type="string">
            <text:p>sun sky light white great blue beautiful dark clouds air night lights grey bright moon black red green scene long </text:p>
          </table:table-cell>
          <table:table-cell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ather</text:p>
          </table:table-cell>
          <table:table-cell office:value-type="string">
            <text:p>Personal??</text:p>
          </table:table-cell>
          <table:table-cell office:value-type="string">
            <text:p>Weather</text:p>
          </table:table-cell>
          <table:table-cell office:value-type="float" office:value="94">
            <text:p>94</text:p>
          </table:table-cell>
          <table:table-cell office:value-type="float" office:value="0.05415">
            <text:p>0.05415</text:p>
          </table:table-cell>
          <table:table-cell office:value-type="string">
            <text:p>cold night day morning snow weather rain today wind heavy pay fine raining yesterday frost sunday blowing wednesday friday monday </text:p>
          </table:table-cell>
          <table:table-cell/>
        </table:table-row>
        <table:table-row table:style-name="ro2">
          <table:table-cell office:value-type="string">
            <text:p>Personal</text:p>
          </table:table-cell>
          <table:table-cell office:value-type="string">
            <text:p>Weather</text:p>
          </table:table-cell>
          <table:table-cell office:value-type="string">
            <text:p>Personal??</text:p>
          </table:table-cell>
          <table:table-cell office:value-type="string">
            <text:p>Weather</text:p>
          </table:table-cell>
          <table:table-cell office:value-type="float" office:value="45">
            <text:p>45</text:p>
          </table:table-cell>
          <table:table-cell office:value-type="float" office:value="0.01803">
            <text:p>0.01803</text:p>
          </table:table-cell>
          <table:table-cell office:value-type="string">
            <text:p>rain fine morning day hot html wind dust afternoon storm heavy blowing paddock round night cool middle warm thunder evening </text:p>
          </table:table-cell>
          <table:table-cell/>
        </table:table-row>
        <table:table-row table:style-name="ro2">
          <table:table-cell office:value-type="string">
            <text:p>Personal</text:p>
          </table:table-cell>
          <table:table-cell office:value-type="string">
            <text:p>Weather</text:p>
          </table:table-cell>
          <table:table-cell office:value-type="string">
            <text:p>Personal??</text:p>
          </table:table-cell>
          <table:table-cell office:value-type="string">
            <text:p>Weather</text:p>
          </table:table-cell>
          <table:table-cell office:value-type="float" office:value="78">
            <text:p>78</text:p>
          </table:table-cell>
          <table:table-cell office:value-type="float" office:value="0.05029">
            <text:p>0.05029</text:p>
          </table:table-cell>
          <table:table-cell office:value-type="string">
            <text:p>mud night rain wet cold water feet men sleep line heavy miles dark ground hours road trenches raining morning made </text:p>
          </table:table-cell>
          <table:table-cell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omen</text:p>
          </table:table-cell>
          <table:table-cell office:value-type="string">
            <text:p>Personal</text:p>
          </table:table-cell>
          <table:table-cell office:value-type="string">
            <text:p>Women</text:p>
          </table:table-cell>
          <table:table-cell office:value-type="float" office:value="77">
            <text:p>77</text:p>
          </table:table-cell>
          <table:table-cell office:value-type="float" office:value="0.01653">
            <text:p>0.01653</text:p>
          </table:table-cell>
          <table:table-cell office:value-type="string">
            <text:p>mrs wife married years lady children dear girl young women family soldiers girls mother wives woman husband english people father </text:p>
          </table:table-cell>
          <table:table-cell/>
        </table:table-row>
        <table:table-row table:style-name="ro2">
          <table:table-cell table:style-name="ce2" office:value-type="string">
            <text:p>The accidental tourist</text:p>
          </table:table-cell>
          <table:table-cell office:value-type="string">
            <text:p>City life</text:p>
          </table:table-cell>
          <table:table-cell office:value-type="string">
            <text:p>The accidental tourist</text:p>
          </table:table-cell>
          <table:table-cell office:value-type="string">
            <text:p>Cathedrals</text:p>
          </table:table-cell>
          <table:table-cell office:value-type="float" office:value="26">
            <text:p>26</text:p>
          </table:table-cell>
          <table:table-cell office:value-type="float" office:value="0.0364">
            <text:p>0.0364</text:p>
          </table:table-cell>
          <table:table-cell office:value-type="string">
            <text:p>church place built building beautiful stone walls fine years cathedral inside room high wall round great ancient large visited wonderful </text:p>
          </table:table-cell>
          <table:table-cell/>
        </table:table-row>
        <table:table-row table:style-name="ro2">
          <table:table-cell table:style-name="ce2" office:value-type="string">
            <text:p>The accidental tourist</text:p>
          </table:table-cell>
          <table:table-cell office:value-type="string">
            <text:p>City life</text:p>
          </table:table-cell>
          <table:table-cell office:value-type="string">
            <text:p>The accidental tourist</text:p>
          </table:table-cell>
          <table:table-cell office:value-type="string">
            <text:p>City life</text:p>
          </table:table-cell>
          <table:table-cell office:value-type="float" office:value="65">
            <text:p>65</text:p>
          </table:table-cell>
          <table:table-cell office:value-type="float" office:value="0.04681">
            <text:p>0.04681</text:p>
          </table:table-cell>
          <table:table-cell office:value-type="string">
            <text:p>town city fine place streets large people buildings round street houses big soldiers good places building main shops tram beautiful </text:p>
          </table:table-cell>
          <table:table-cell/>
        </table:table-row>
        <table:table-row table:style-name="ro2">
          <table:table-cell table:style-name="ce2" office:value-type="string">
            <text:p>The accidental tourist</text:p>
          </table:table-cell>
          <table:table-cell office:value-type="string">
            <text:p>Country side</text:p>
          </table:table-cell>
          <table:table-cell office:value-type="string">
            <text:p>The accidental tourist</text:p>
          </table:table-cell>
          <table:table-cell office:value-type="string">
            <text:p>Country side</text:p>
          </table:table-cell>
          <table:table-cell office:value-type="float" office:value="20">
            <text:p>20</text:p>
          </table:table-cell>
          <table:table-cell office:value-type="float" office:value="0.05663">
            <text:p>0.05663</text:p>
          </table:table-cell>
          <table:table-cell office:value-type="string">
            <text:p>trees country green beautiful fields pretty miles village road fine place lovely hills small side grass hill villages river passed </text:p>
          </table:table-cell>
          <table:table-cell/>
        </table:table-row>
        <table:table-row table:style-name="ro1">
          <table:table-cell table:style-name="ce2" office:value-type="string">
            <text:p>The accidental tourist</text:p>
          </table:table-cell>
          <table:table-cell office:value-type="string">
            <text:p>Egipt</text:p>
          </table:table-cell>
          <table:table-cell office:value-type="string">
            <text:p>The accidental tourist</text:p>
          </table:table-cell>
          <table:table-cell office:value-type="string">
            <text:p>Egipt</text:p>
          </table:table-cell>
          <table:table-cell office:value-type="float" office:value="42">
            <text:p>42</text:p>
          </table:table-cell>
          <table:table-cell office:value-type="float" office:value="0.02355">
            <text:p>0.02355</text:p>
          </table:table-cell>
          <table:table-cell office:value-type="string">
            <text:p>cairo egypt nile heliopolis pyramids camp alexandria mena egyptian desert native hotel gardens sphinx natives tram donkeys train city sand </text:p>
          </table:table-cell>
          <table:table-cell/>
        </table:table-row>
        <table:table-row table:style-name="ro1">
          <table:table-cell table:style-name="ce2" office:value-type="string">
            <text:p>The accidental tourist</text:p>
          </table:table-cell>
          <table:table-cell office:value-type="string">
            <text:p>France</text:p>
          </table:table-cell>
          <table:table-cell office:value-type="string">
            <text:p>The accidental tourist</text:p>
          </table:table-cell>
          <table:table-cell office:value-type="string">
            <text:p>Paris</text:p>
          </table:table-cell>
          <table:table-cell office:value-type="float" office:value="35">
            <text:p>35</text:p>
          </table:table-cell>
          <table:table-cell office:value-type="float" office:value="0.01408">
            <text:p>0.01408</text:p>
          </table:table-cell>
          <table:table-cell office:value-type="string">
            <text:p>paris hotel french place rue indecipherable opera cafe dinner des visit walked club gare find grand palace france visited city </text:p>
          </table:table-cell>
          <table:table-cell/>
        </table:table-row>
        <table:table-row table:style-name="ro1">
          <table:table-cell table:style-name="ce2" office:value-type="string">
            <text:p>The accidental tourist</text:p>
          </table:table-cell>
          <table:table-cell office:value-type="string">
            <text:p>UK</text:p>
          </table:table-cell>
          <table:table-cell office:value-type="string">
            <text:p>The accidental tourist</text:p>
          </table:table-cell>
          <table:table-cell office:value-type="string">
            <text:p>London</text:p>
          </table:table-cell>
          <table:table-cell office:value-type="float" office:value="53">
            <text:p>53</text:p>
          </table:table-cell>
          <table:table-cell office:value-type="float" office:value="0.02115">
            <text:p>0.02115</text:p>
          </table:table-cell>
          <table:table-cell office:value-type="string">
            <text:p>london park house bus palace theatre strand victoria square abbey westminster tube hotel bank bridge edinburgh place street cross castle </text:p>
          </table:table-cell>
          <table:table-cell/>
        </table:table-row>
        <table:table-row table:style-name="ro1">
          <table:table-cell table:style-name="ce2" office:value-type="string">
            <text:p>The accidental tourist</text:p>
          </table:table-cell>
          <table:table-cell office:value-type="string">
            <text:p>UK</text:p>
          </table:table-cell>
          <table:table-cell office:value-type="string">
            <text:p>The accidental tourist</text:p>
          </table:table-cell>
          <table:table-cell office:value-type="string">
            <text:p>UK</text:p>
          </table:table-cell>
          <table:table-cell office:value-type="float" office:value="9">
            <text:p>9</text:p>
          </table:table-cell>
          <table:table-cell office:value-type="float" office:value="0.01552">
            <text:p>0.01552</text:p>
          </table:table-cell>
          <table:table-cell office:value-type="string">
            <text:p>train london left back arrived tea caught station met hotel walked dinner mrs glasgow home uncle office bed breakfast lunch </text:p>
          </table:table-cell>
          <table:table-cell/>
        </table:table-row>
        <table:table-row table:style-name="ro1">
          <table:table-cell office:value-type="string">
            <text:p>Travelling</text:p>
          </table:table-cell>
          <table:table-cell office:value-type="string">
            <text:p>Middle East</text:p>
          </table:table-cell>
          <table:table-cell office:value-type="string">
            <text:p>Travelling</text:p>
          </table:table-cell>
          <table:table-cell office:value-type="string">
            <text:p>Middle East</text:p>
          </table:table-cell>
          <table:table-cell office:value-type="float" office:value="14">
            <text:p>14</text:p>
          </table:table-cell>
          <table:table-cell office:value-type="float" office:value="0.02599">
            <text:p>0.02599</text:p>
          </table:table-cell>
          <table:table-cell office:value-type="string">
            <text:p>horses miles turks camp water night left back arish camels turkish sand romani regt camel horse brigade day desert arrived </text:p>
          </table:table-cell>
          <table:table-cell/>
        </table:table-row>
        <table:table-row table:style-name="ro1">
          <table:table-cell office:value-type="string">
            <text:p>Travelling</text:p>
          </table:table-cell>
          <table:table-cell office:value-type="string">
            <text:p>Middle East</text:p>
          </table:table-cell>
          <table:table-cell office:value-type="string">
            <text:p>Travelling</text:p>
          </table:table-cell>
          <table:table-cell office:value-type="string">
            <text:p>Middle East</text:p>
          </table:table-cell>
          <table:table-cell office:value-type="float" office:value="19">
            <text:p>19</text:p>
          </table:table-cell>
          <table:table-cell office:value-type="float" office:value="0.02409">
            <text:p>0.02409</text:p>
          </table:table-cell>
          <table:table-cell office:value-type="string">
            <text:p>canal miles desert water sand camp suez jerusalem road jordan turks side valley camped hills horses wadi march bridge camels </text:p>
          </table:table-cell>
          <table:table-cell/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Over the sea</text:p>
          </table:table-cell>
          <table:table-cell office:value-type="string">
            <text:p>Travelling</text:p>
          </table:table-cell>
          <table:table-cell office:value-type="string">
            <text:p>Over the sea</text:p>
          </table:table-cell>
          <table:table-cell office:value-type="float" office:value="25">
            <text:p>25</text:p>
          </table:table-cell>
          <table:table-cell office:value-type="float" office:value="0.04218">
            <text:p>0.04218</text:p>
          </table:table-cell>
          <table:table-cell office:value-type="string">
            <text:p>sea deck day ship boat night weather morning board passed rough calm wind miles today hot water good port land </text:p>
          </table:table-cell>
          <table:table-cell/>
        </table:table-row>
        <table:table-row table:style-name="ro1">
          <table:table-cell office:value-type="string">
            <text:p>Travelling</text:p>
          </table:table-cell>
          <table:table-cell office:value-type="string">
            <text:p>Over the sea</text:p>
          </table:table-cell>
          <table:table-cell office:value-type="string">
            <text:p>Travelling</text:p>
          </table:table-cell>
          <table:table-cell office:value-type="string">
            <text:p>Over the sea</text:p>
          </table:table-cell>
          <table:table-cell office:value-type="float" office:value="68">
            <text:p>68</text:p>
          </table:table-cell>
          <table:table-cell office:value-type="float" office:value="0.03416">
            <text:p>0.03416</text:p>
          </table:table-cell>
          <table:table-cell office:value-type="string">
            <text:p>boat ship boats board water harbour ashore ships aboard lemnos island shore troops beach sea transports alongside alexandria landing small </text:p>
          </table:table-cell>
          <table:table-cell/>
        </table:table-row>
        <table:table-row table:style-name="ro1">
          <table:table-cell office:value-type="string">
            <text:p>Travelling</text:p>
          </table:table-cell>
          <table:table-cell office:value-type="string">
            <text:p>Over the sea</text:p>
          </table:table-cell>
          <table:table-cell office:value-type="string">
            <text:p>Travelling</text:p>
          </table:table-cell>
          <table:table-cell office:value-type="string">
            <text:p>Over the sea</text:p>
          </table:table-cell>
          <table:table-cell office:value-type="float" office:value="61">
            <text:p>61</text:p>
          </table:table-cell>
          <table:table-cell office:value-type="float" office:value="0.03112">
            <text:p>0.03112</text:p>
          </table:table-cell>
          <table:table-cell office:value-type="string">
            <text:p>port left ship board boat melbourne arrived wharf ashore sydney p.m troops leave harbour aboard a.m day colombo sea men </text:p>
          </table:table-cell>
          <table:table-cell/>
        </table:table-row>
        <table:table-row table:style-name="ro1">
          <table:table-cell office:value-type="string">
            <text:p>Travelling</text:p>
          </table:table-cell>
          <table:table-cell office:value-type="string">
            <text:p>Over the sea</text:p>
          </table:table-cell>
          <table:table-cell office:value-type="string">
            <text:p>Travelling</text:p>
          </table:table-cell>
          <table:table-cell office:value-type="string">
            <text:p>Over the sea</text:p>
          </table:table-cell>
          <table:table-cell office:value-type="float" office:value="1">
            <text:p>1</text:p>
          </table:table-cell>
          <table:table-cell office:value-type="float" office:value="0.0208">
            <text:p>0.0208</text:p>
          </table:table-cell>
          <table:table-cell office:value-type="string">
            <text:p>ship ships fleet sea german cruiser arrived proceeded anchored harbour left p.m destroyers sydney aug nov coal convoy emden a.m </text:p>
          </table:table-cell>
          <table:table-cell/>
        </table:table-row>
        <table:table-row table:style-name="ro1">
          <table:table-cell office:value-type="string">
            <text:p>Travelling</text:p>
          </table:table-cell>
          <table:table-cell office:value-type="string">
            <text:p>Over the sea</text:p>
          </table:table-cell>
          <table:table-cell office:value-type="string">
            <text:p>Travelling</text:p>
          </table:table-cell>
          <table:table-cell office:value-type="string">
            <text:p>Over the sea</text:p>
          </table:table-cell>
          <table:table-cell office:value-type="float" office:value="36">
            <text:p>36</text:p>
          </table:table-cell>
          <table:table-cell office:value-type="float" office:value="0.00942">
            <text:p>0.00942</text:p>
          </table:table-cell>
          <table:table-cell office:value-type="string">
            <text:p>troops port miles british alexandria a.m ships p.m left submarine passed destroyers convoy transport ship board cargo sunk war submarines </text:p>
          </table:table-cell>
          <table:table-cell/>
        </table:table-row>
        <table:table-row table:style-name="ro1">
          <table:table-cell office:value-type="string">
            <text:p>Travelling</text:p>
          </table:table-cell>
          <table:table-cell office:value-type="string">
            <text:p>Over the sea</text:p>
          </table:table-cell>
          <table:table-cell office:value-type="string">
            <text:p>Travelling?</text:p>
          </table:table-cell>
          <table:table-cell office:value-type="string">
            <text:p>Over the sea</text:p>
          </table:table-cell>
          <table:table-cell office:value-type="float" office:value="23">
            <text:p>23</text:p>
          </table:table-cell>
          <table:table-cell office:value-type="float" office:value="0.02115">
            <text:p>0.02115</text:p>
          </table:table-cell>
          <table:table-cell office:value-type="string">
            <text:p>sea passed land coast island miles side sight bay town red islands port morning aden cape small close day mountains </text:p>
          </table:table-cell>
          <table:table-cell/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Roads &amp; railways</text:p>
          </table:table-cell>
          <table:table-cell office:value-type="string">
            <text:p>Travelling</text:p>
          </table:table-cell>
          <table:table-cell office:value-type="string">
            <text:p>Railway &amp; roads</text:p>
          </table:table-cell>
          <table:table-cell office:value-type="float" office:value="84">
            <text:p>84</text:p>
          </table:table-cell>
          <table:table-cell office:value-type="float" office:value="0.01573">
            <text:p>0.01573</text:p>
          </table:table-cell>
          <table:table-cell office:value-type="string">
            <text:p>train engine line railway trucks back arrived depot left large run load motor station road work engines yard driver lorry </text:p>
          </table:table-cell>
          <table:table-cell/>
        </table:table-row>
        <table:table-row table:style-name="ro1">
          <table:table-cell office:value-type="string">
            <text:p>Travelling</text:p>
          </table:table-cell>
          <table:table-cell office:value-type="string">
            <text:p>Roads &amp; railways</text:p>
          </table:table-cell>
          <table:table-cell office:value-type="string">
            <text:p>Travelling</text:p>
          </table:table-cell>
          <table:table-cell office:value-type="string">
            <text:p>roads</text:p>
          </table:table-cell>
          <table:table-cell office:value-type="float" office:value="63">
            <text:p>63</text:p>
          </table:table-cell>
          <table:table-cell office:value-type="float" office:value="0.0426">
            <text:p>0.0426</text:p>
          </table:table-cell>
          <table:table-cell office:value-type="string">
            <text:p>miles marched village left march amiens moved albert town somme road billets passed motor back arrived move aug line omer </text:p>
          </table:table-cell>
          <table:table-cell/>
        </table:table-row>
        <table:table-row table:style-name="ro1">
          <table:table-cell office:value-type="string">
            <text:p>Travelling</text:p>
          </table:table-cell>
          <table:table-cell office:value-type="string">
            <text:p>Roads &amp; railways</text:p>
          </table:table-cell>
          <table:table-cell office:value-type="string">
            <text:p>Travelling</text:p>
          </table:table-cell>
          <table:table-cell office:value-type="string">
            <text:p>Train/general</text:p>
          </table:table-cell>
          <table:table-cell office:value-type="float" office:value="8">
            <text:p>8</text:p>
          </table:table-cell>
          <table:table-cell office:value-type="float" office:value="0.05091">
            <text:p>0.05091</text:p>
          </table:table-cell>
          <table:table-cell office:value-type="string">
            <text:p>train arrived station left camp a.m p.m marched journey night railway miles hours morning good reached time passed march leave </text:p>
          </table:table-cell>
          <table:table-cell/>
        </table:table-row>
        <table:table-row table:style-name="ro1">
          <table:table-cell table:style-name="ce2" office:value-type="string">
            <text:p>War</text:p>
          </table:table-cell>
          <table:table-cell office:value-type="string">
            <text:p>Air</text:p>
          </table:table-cell>
          <table:table-cell office:value-type="string">
            <text:p>War</text:p>
          </table:table-cell>
          <table:table-cell office:value-type="string">
            <text:p>air</text:p>
          </table:table-cell>
          <table:table-cell office:value-type="float" office:value="27">
            <text:p>27</text:p>
          </table:table-cell>
          <table:table-cell office:value-type="float" office:value="0.00561">
            <text:p>0.00561</text:p>
          </table:table-cell>
          <table:table-cell office:value-type="string">
            <text:p>lieut machines machine pilot squadron air flying enemy aerodrome observer capt a.f.c bristol pilots reconnaissance m.c wing r.a.f number aircraft </text:p>
          </table:table-cell>
          <table:table-cell/>
        </table:table-row>
        <table:table-row table:style-name="ro1">
          <table:table-cell table:style-name="ce2" office:value-type="string">
            <text:p>War</text:p>
          </table:table-cell>
          <table:table-cell office:value-type="string">
            <text:p>Combat</text:p>
          </table:table-cell>
          <table:table-cell office:value-type="string">
            <text:p>War</text:p>
          </table:table-cell>
          <table:table-cell office:value-type="string">
            <text:p>Combat</text:p>
          </table:table-cell>
          <table:table-cell office:value-type="float" office:value="70">
            <text:p>70</text:p>
          </table:table-cell>
          <table:table-cell office:value-type="float" office:value="0.08411">
            <text:p>0.08411</text:p>
          </table:table-cell>
          <table:table-cell office:value-type="string">
            <text:p>guns night fritz shells planes bombs shell day dropped morning fire enemy gun air big artillery machine aeroplanes german bombardment </text:p>
          </table:table-cell>
          <table:table-cell/>
        </table:table-row>
        <table:table-row table:style-name="ro1">
          <table:table-cell table:style-name="ce2" office:value-type="string">
            <text:p>War</text:p>
          </table:table-cell>
          <table:table-cell office:value-type="string">
            <text:p>Combat</text:p>
          </table:table-cell>
          <table:table-cell office:value-type="string">
            <text:p>War</text:p>
          </table:table-cell>
          <table:table-cell office:value-type="string">
            <text:p>Combat</text:p>
          </table:table-cell>
          <table:table-cell office:value-type="float" office:value="71">
            <text:p>71</text:p>
          </table:table-cell>
          <table:table-cell office:value-type="float" office:value="0.05551">
            <text:p>0.05551</text:p>
          </table:table-cell>
          <table:table-cell office:value-type="string">
            <text:p>line enemy attack front guns position prisoners heavy men advance artillery captured bde troops left forward casualties made division infantry </text:p>
          </table:table-cell>
          <table:table-cell/>
        </table:table-row>
        <table:table-row table:style-name="ro1">
          <table:table-cell table:style-name="ce2" office:value-type="string">
            <text:p>War</text:p>
          </table:table-cell>
          <table:table-cell office:value-type="string">
            <text:p>Combat</text:p>
          </table:table-cell>
          <table:table-cell office:value-type="string">
            <text:p>War</text:p>
          </table:table-cell>
          <table:table-cell office:value-type="string">
            <text:p>Combat</text:p>
          </table:table-cell>
          <table:table-cell office:value-type="float" office:value="97">
            <text:p>97</text:p>
          </table:table-cell>
          <table:table-cell office:value-type="float" office:value="0.04253">
            <text:p>0.04253</text:p>
          </table:table-cell>
          <table:table-cell office:value-type="string">
            <text:p>trench men shell gun machine fire shot line shells trenches wounded killed rifle back man front german guns dead hit </text:p>
          </table:table-cell>
          <table:table-cell/>
        </table:table-row>
        <table:table-row table:style-name="ro1">
          <table:table-cell table:style-name="ce2" office:value-type="string">
            <text:p>War</text:p>
          </table:table-cell>
          <table:table-cell office:value-type="string">
            <text:p>Combat</text:p>
          </table:table-cell>
          <table:table-cell office:value-type="string">
            <text:p>War</text:p>
          </table:table-cell>
          <table:table-cell office:value-type="string">
            <text:p>Combat</text:p>
          </table:table-cell>
          <table:table-cell office:value-type="float" office:value="7">
            <text:p>7</text:p>
          </table:table-cell>
          <table:table-cell office:value-type="float" office:value="0.04153">
            <text:p>0.04153</text:p>
          </table:table-cell>
          <table:table-cell office:value-type="string">
            <text:p>turks trenches fire night beach firing men guns shells shrapnel wounded hill day turkish heavy enemy gun killed artillery gully </text:p>
          </table:table-cell>
          <table:table-cell/>
        </table:table-row>
        <table:table-row table:style-name="ro1">
          <table:table-cell table:style-name="ce2" office:value-type="string">
            <text:p>War</text:p>
          </table:table-cell>
          <table:table-cell office:value-type="string">
            <text:p>Combat</text:p>
          </table:table-cell>
          <table:table-cell office:value-type="string">
            <text:p>War</text:p>
          </table:table-cell>
          <table:table-cell office:value-type="string">
            <text:p>Combat</text:p>
          </table:table-cell>
          <table:table-cell office:value-type="float" office:value="69">
            <text:p>69</text:p>
          </table:table-cell>
          <table:table-cell office:value-type="float" office:value="0.04045">
            <text:p>0.04045</text:p>
          </table:table-cell>
          <table:table-cell office:value-type="string">
            <text:p>line night front trenches trench back battalion relieved day company party fritz moved left coy fatigue work firing time dug </text:p>
          </table:table-cell>
          <table:table-cell/>
        </table:table-row>
        <table:table-row table:style-name="ro1">
          <table:table-cell table:style-name="ce2" office:value-type="string">
            <text:p>War</text:p>
          </table:table-cell>
          <table:table-cell office:value-type="string">
            <text:p>Combat</text:p>
          </table:table-cell>
          <table:table-cell office:value-type="string">
            <text:p>War</text:p>
          </table:table-cell>
          <table:table-cell office:value-type="string">
            <text:p>Combat?</text:p>
          </table:table-cell>
          <table:table-cell office:value-type="float" office:value="62">
            <text:p>62</text:p>
          </table:table-cell>
          <table:table-cell office:value-type="float" office:value="0.01065">
            <text:p>0.01065</text:p>
          </table:table-cell>
          <table:table-cell office:value-type="string">
            <text:p>gas jan helmets mar helmet alarm masks steel put tear box lecture shells mask eyes attack school issued respirators feb </text:p>
          </table:table-cell>
          <table:table-cell/>
        </table:table-row>
        <table:table-row table:style-name="ro1">
          <table:table-cell table:style-name="ce2" office:value-type="string">
            <text:p>War</text:p>
          </table:table-cell>
          <table:table-cell office:value-type="string">
            <text:p>Context</text:p>
          </table:table-cell>
          <table:table-cell office:value-type="string">
            <text:p>War</text:p>
          </table:table-cell>
          <table:table-cell office:value-type="string">
            <text:p>News &amp; context</text:p>
          </table:table-cell>
          <table:table-cell office:value-type="float" office:value="5">
            <text:p>5</text:p>
          </table:table-cell>
          <table:table-cell office:value-type="float" office:value="0.04255">
            <text:p>0.04255</text:p>
          </table:table-cell>
          <table:table-cell office:value-type="string">
            <text:p>war news german british french germany great germans france peace troops allies front army england people papers armistice fighting english </text:p>
          </table:table-cell>
          <table:table-cell/>
        </table:table-row>
        <table:table-row table:style-name="ro1">
          <table:table-cell table:style-name="ce2" office:value-type="string">
            <text:p>War</text:p>
          </table:table-cell>
          <table:table-cell office:value-type="string">
            <text:p>Front line</text:p>
          </table:table-cell>
          <table:table-cell office:value-type="string">
            <text:p>War</text:p>
          </table:table-cell>
          <table:table-cell office:value-type="string">
            <text:p>Front line</text:p>
          </table:table-cell>
          <table:table-cell office:value-type="float" office:value="24">
            <text:p>24</text:p>
          </table:table-cell>
          <table:table-cell office:value-type="float" office:value="0.00621">
            <text:p>0.00621</text:p>
          </table:table-cell>
          <table:table-cell office:value-type="string">
            <text:p>gun enemy fired night m.g guns coy road fire rounds machine p.m roads day position n.c.os lieut line report artillery </text:p>
          </table:table-cell>
          <table:table-cell/>
        </table:table-row>
        <table:table-row table:style-name="ro1">
          <table:table-cell table:style-name="ce2" office:value-type="string">
            <text:p>War</text:p>
          </table:table-cell>
          <table:table-cell office:value-type="string">
            <text:p>Front line</text:p>
          </table:table-cell>
          <table:table-cell office:value-type="string">
            <text:p>War</text:p>
          </table:table-cell>
          <table:table-cell office:value-type="string">
            <text:p>Front line</text:p>
          </table:table-cell>
          <table:table-cell office:value-type="float" office:value="50">
            <text:p>50</text:p>
          </table:table-cell>
          <table:table-cell office:value-type="float" office:value="0.04019">
            <text:p>0.04019</text:p>
          </table:table-cell>
          <table:table-cell office:value-type="string">
            <text:p>road shell wood place shells dead village ground left german ypres trenches holes ruins bapaume blown roads line side guns </text:p>
          </table:table-cell>
          <table:table-cell/>
        </table:table-row>
        <table:table-row table:style-name="ro2">
          <table:table-cell table:style-name="ce2" office:value-type="string">
            <text:p>War</text:p>
          </table:table-cell>
          <table:table-cell office:value-type="string">
            <text:p>Health</text:p>
          </table:table-cell>
          <table:table-cell office:value-type="string">
            <text:p>War</text:p>
          </table:table-cell>
          <table:table-cell office:value-type="string">
            <text:p>Health</text:p>
          </table:table-cell>
          <table:table-cell office:value-type="float" office:value="72">
            <text:p>72</text:p>
          </table:table-cell>
          <table:table-cell office:value-type="float" office:value="0.0553">
            <text:p>0.0553</text:p>
          </table:table-cell>
          <table:table-cell office:value-type="string">
            <text:p>hospital sick patients ward doctor bed feeling day cases wounded sister bad medical morning nurses back days put men sisters </text:p>
          </table:table-cell>
          <table:table-cell/>
        </table:table-row>
        <table:table-row table:style-name="ro2">
          <table:table-cell table:style-name="ce2" office:value-type="string">
            <text:p>War</text:p>
          </table:table-cell>
          <table:table-cell office:value-type="string">
            <text:p>Health</text:p>
          </table:table-cell>
          <table:table-cell office:value-type="string">
            <text:p>War</text:p>
          </table:table-cell>
          <table:table-cell office:value-type="string">
            <text:p>Health</text:p>
          </table:table-cell>
          <table:table-cell office:value-type="float" office:value="34">
            <text:p>34</text:p>
          </table:table-cell>
          <table:table-cell office:value-type="float" office:value="0.03191">
            <text:p>0.03191</text:p>
          </table:table-cell>
          <table:table-cell office:value-type="string">
            <text:p>wounded leg arm wound man poor hospital wounds left died men blood head badly bullet shell case hit killed cases 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ersonal??</text:p>
          </table:table-cell>
          <table:table-cell office:value-type="string">
            <text:p>Weekends</text:p>
          </table:table-cell>
          <table:table-cell office:value-type="float" office:value="55">
            <text:p>55</text:p>
          </table:table-cell>
          <table:table-cell office:value-type="float" office:value="0.04603">
            <text:p>0.04603</text:p>
          </table:table-cell>
          <table:table-cell office:value-type="string">
            <text:p>afternoon day church sunday morning parade fine service evening tea night monday good saturday feb html dinner friday tuesday home 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ersonal</text:p>
          </table:table-cell>
          <table:table-cell office:value-type="string">
            <text:p>Everyday life</text:p>
          </table:table-cell>
          <table:table-cell office:value-type="float" office:value="47">
            <text:p>47</text:p>
          </table:table-cell>
          <table:table-cell office:value-type="float" office:value="0.08351">
            <text:p>0.08351</text:p>
          </table:table-cell>
          <table:table-cell office:value-type="string">
            <text:p>tea afternoon good back home dinner time met evening town spent morning walk place room returned nice car made found 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??</text:p>
          </table:table-cell>
          <table:table-cell/>
          <table:table-cell office:value-type="float" office:value="29">
            <text:p>29</text:p>
          </table:table-cell>
          <table:table-cell office:value-type="float" office:value="0.02895">
            <text:p>0.02895</text:p>
          </table:table-cell>
          <table:table-cell office:value-type="string">
            <text:p>leave camp days home train back day london pass left arrive sydney night liverpool granted time return till pay january 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??</text:p>
          </table:table-cell>
          <table:table-cell/>
          <table:table-cell office:value-type="float" office:value="44">
            <text:p>44</text:p>
          </table:table-cell>
          <table:table-cell office:value-type="float" office:value="0.05413">
            <text:p>0.05413</text:p>
          </table:table-cell>
          <table:table-cell office:value-type="string">
            <text:p>feet side top long small sand end front ground iron high head put cut round made inches stone wire piece 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??</text:p>
          </table:table-cell>
          <table:table-cell/>
          <table:table-cell office:value-type="float" office:value="41">
            <text:p>41</text:p>
          </table:table-cell>
          <table:table-cell office:value-type="float" office:value="0.03274">
            <text:p>0.03274</text:p>
          </table:table-cell>
          <table:table-cell office:value-type="string">
            <text:p>french village house people room place billet farm houses town billets beer small women coffee english wine church billeted street 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??</text:p>
          </table:table-cell>
          <table:table-cell/>
          <table:table-cell office:value-type="float" office:value="4">
            <text:p>4</text:p>
          </table:table-cell>
          <table:table-cell office:value-type="float" office:value="0.0322">
            <text:p>0.0322</text:p>
          </table:table-cell>
          <table:table-cell office:value-type="string">
            <text:p>wounded station dressing bearers stretcher ambulance killed post night fritz day field men section amb p.m back casualties line a.m 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??</text:p>
          </table:table-cell>
          <table:table-cell/>
          <table:table-cell office:value-type="float" office:value="13">
            <text:p>13</text:p>
          </table:table-cell>
          <table:table-cell office:value-type="float" office:value="0.01886">
            <text:p>0.01886</text:p>
          </table:table-cell>
          <table:table-cell office:value-type="string">
            <text:p>dear son ferguson letter mrs sincerely death france sympathy great killed arthur judge loss battalion keith officers indecipherable kind died 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??</text:p>
          </table:table-cell>
          <table:table-cell/>
          <table:table-cell office:value-type="float" office:value="98">
            <text:p>98</text:p>
          </table:table-cell>
          <table:table-cell office:value-type="float" office:value="0.01707">
            <text:p>0.01707</text:p>
          </table:table-cell>
          <table:table-cell office:value-type="string">
            <text:p>camp salisbury weymouth london france left hut tidworth england sutton back arrived draft veny training hill downs perham leave depot 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??</text:p>
          </table:table-cell>
          <table:table-cell/>
          <table:table-cell office:value-type="float" office:value="11">
            <text:p>11</text:p>
          </table:table-cell>
          <table:table-cell office:value-type="float" office:value="0.01472">
            <text:p>0.01472</text:p>
          </table:table-cell>
          <table:table-cell office:value-type="string">
            <text:p>red cross comforts fund food tobacco cigarettes sheep men stores work flies supplied australian dogs supply cases live plenty clean 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DITORS → What To Do????</text:p>
          </table:table-cell>
          <table:table-cell office:value-type="string">
            <text:p>editor's names &amp; notes</text:p>
          </table:table-cell>
          <table:table-cell office:value-type="float" office:value="56">
            <text:p>56</text:p>
          </table:table-cell>
          <table:table-cell office:value-type="float" office:value="0.07155">
            <text:p>0.07155</text:p>
          </table:table-cell>
          <table:table-cell office:value-type="string">
            <text:p>transcribed page previous blank south wales state library n/a spelt error notes possibly transcriber's misspelt photograph judy html pages gimbert </text:p>
          </table:table-cell>
          <table:table-cell/>
        </table:table-row>
        <table:table-row table:style-name="ro2">
          <table:table-cell table:number-columns-repeated="4"/>
          <table:table-cell office:value-type="float" office:value="67">
            <text:p>67</text:p>
          </table:table-cell>
          <table:table-cell office:value-type="float" office:value="0.21579">
            <text:p>0.21579</text:p>
          </table:table-cell>
          <table:table-cell office:value-type="string">
            <text:p>time men work great made fact make war part present good number man large times days life long military point 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">
            <text:p>54</text:p>
          </table:table-cell>
          <table:table-cell office:value-type="float" office:value="0.16246">
            <text:p>0.16246</text:p>
          </table:table-cell>
          <table:table-cell office:value-type="string">
            <text:p>time good days day back long work things place week leave weather pretty months great bit lot france ago don't 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">
            <text:p>73</text:p>
          </table:table-cell>
          <table:table-cell office:value-type="float" office:value="0.14561">
            <text:p>0.14561</text:p>
          </table:table-cell>
          <table:table-cell office:value-type="string">
            <text:p>good don't time back lot things bit boys chap chaps big thing pretty round night put bad told i'm didn't </text:p>
          </table:table-cell>
          <table:table-cell/>
        </table:table-row>
        <table:table-row table:style-name="ro2">
          <table:table-cell table:number-columns-repeated="4"/>
          <table:table-cell office:value-type="float" office:value="88">
            <text:p>88</text:p>
          </table:table-cell>
          <table:table-cell office:value-type="float" office:value="0.1325">
            <text:p>0.1325</text:p>
          </table:table-cell>
          <table:table-cell office:value-type="string">
            <text:p>time found back hour minutes made half thought started long turned night coming round place heard left till passed side 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 office:value-type="float" office:value="0.06105">
            <text:p>0.06105</text:p>
          </table:table-cell>
          <table:table-cell office:value-type="string">
            <text:p>day july june april friday monday tuesday thursday sunday wednesday saturday night morning afternoon august march good p.m home hot 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">
            <text:p>22</text:p>
          </table:table-cell>
          <table:table-cell office:value-type="float" office:value="0.04584">
            <text:p>0.04584</text:p>
          </table:table-cell>
          <table:table-cell office:value-type="string">
            <text:p>day today oct sept october thursday september wednesday friday saturday sunday weather tuesday monday nov afternoon morning work good usual </text:p>
          </table:table-cell>
          <table:table-cell/>
        </table:table-row>
        <table:table-row table:style-name="ro2">
          <table:table-cell table:number-columns-repeated="4"/>
          <table:table-cell office:value-type="float" office:value="86">
            <text:p>86</text:p>
          </table:table-cell>
          <table:table-cell office:value-type="float" office:value="0.03779">
            <text:p>0.03779</text:p>
          </table:table-cell>
          <table:table-cell office:value-type="string">
            <text:p>day bed till morning tea evening good home dinner breakfast afternoon sleep slept night back fine spent early read wrote 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0.02935">
            <text:p>0.02935</text:p>
          </table:table-cell>
          <table:table-cell office:value-type="string">
            <text:p>round good men general lunch mess found today afternoon rode h.q back evening bde returned day morning tonight officers colonel 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">
            <text:p>81</text:p>
          </table:table-cell>
          <table:table-cell office:value-type="float" office:value="0.02315">
            <text:p>0.02315</text:p>
          </table:table-cell>
          <table:table-cell office:value-type="string">
            <text:p>morning oclock today tonight back afternoon night good put camp time received regt duty lads yesterday signalling till troop dinner 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 office:value-type="float" office:value="0.01933">
            <text:p>0.01933</text:p>
          </table:table-cell>
          <table:table-cell office:value-type="string">
            <text:p>p.m day miss a.m tea home sister duty sisters matron friday mrs saturday wednesday ward tuesday bed monday sunday lovely 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">
            <text:p>76</text:p>
          </table:table-cell>
          <table:table-cell office:value-type="float" office:value="0.01688">
            <text:p>0.01688</text:p>
          </table:table-cell>
          <table:table-cell office:value-type="string">
            <text:p>wed mon sun sat margin tues fri note thurs june left nov indecipherable capt to-day july wrote mater sep molly 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">
            <text:p>91</text:p>
          </table:table-cell>
          <table:table-cell office:value-type="float" office:value="0.01476">
            <text:p>0.01476</text:p>
          </table:table-cell>
          <table:table-cell office:value-type="string">
            <text:p>kms indecipherable crossed today dolly joe hope notes wife men laura august friday cairo wednesday diary thursday paragraph letters mother </text:p>
          </table:table-cell>
          <table:table-cell/>
        </table:table-row>
        <table:table-row table:style-name="ro2">
          <table:table-cell table:number-columns-repeated="4"/>
          <table:table-cell office:value-type="float" office:value="32">
            <text:p>32</text:p>
          </table:table-cell>
          <table:table-cell office:value-type="float" office:value="0.0142">
            <text:p>0.0142</text:p>
          </table:table-cell>
          <table:table-cell office:value-type="string">
            <text:p>buried post grave picture card died graves cemetery white black cross postcard burial crosses soldiers funeral photograph military body colour 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">
            <text:p>51</text:p>
          </table:table-cell>
          <table:table-cell office:value-type="float" office:value="0.013">
            <text:p>0.013</text:p>
          </table:table-cell>
          <table:table-cell office:value-type="string">
            <text:p>indecipherable february home usual today bed january stables horses revielle day mail night arrived back cairo tomorrow tuesday wks tea 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">
            <text:p>43</text:p>
          </table:table-cell>
          <table:table-cell office:value-type="float" office:value="0.01167">
            <text:p>0.01167</text:p>
          </table:table-cell>
          <table:table-cell office:value-type="string">
            <text:p>good letter p.m night girls letters sydney hope nash hospital day cairo egypt morning australia joseph kitty dear john a.m 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.01099">
            <text:p>0.01099</text:p>
          </table:table-cell>
          <table:table-cell office:value-type="string">
            <text:p>german naval time signal date berrima flag ship rabaul sydney brigadier wireless guinea native herbertshohe island station encounter governor board 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">
            <text:p>64</text:p>
          </table:table-cell>
          <table:table-cell office:value-type="float" office:value="0.01094">
            <text:p>0.01094</text:p>
          </table:table-cell>
          <table:table-cell office:value-type="string">
            <text:p>stop turks troops landing anzac position august division telegraph ashmead bay suvla turkish attack army gallipoli helles dardanelles positions hill 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">
            <text:p>48</text:p>
          </table:table-cell>
          <table:table-cell office:value-type="float" office:value="0.01024">
            <text:p>0.01024</text:p>
          </table:table-cell>
          <table:table-cell office:value-type="string">
            <text:p>turned p.m a.m till breakfast dinner tea fed rested camp camels cleaned fell returned stand guard day saddled night hot 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office:value-type="float" office:value="0.00937">
            <text:p>0.00937</text:p>
          </table:table-cell>
          <table:table-cell office:value-type="string">
            <text:p>bty battery weather wagon horses sgt lines p.m fine les action horse major position a.m line gun wounded rounds stunt 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">
            <text:p>82</text:p>
          </table:table-cell>
          <table:table-cell office:value-type="float" office:value="0.00875">
            <text:p>0.00875</text:p>
          </table:table-cell>
          <table:table-cell office:value-type="string">
            <text:p>day letter night sat fine wed mother fri tues sun quiet mon letters thur aug rec mrs posted writing m.s 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float" office:value="0.00666">
            <text:p>0.00666</text:p>
          </table:table-cell>
          <table:table-cell office:value-type="string">
            <text:p>men i've it's i'm don't ship man rabaul he's thro back officers put war fitz sydney told we've captain fantome 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">
            <text:p>52</text:p>
          </table:table-cell>
          <table:table-cell office:value-type="float" office:value="0.00636">
            <text:p>0.00636</text:p>
          </table:table-cell>
          <table:table-cell office:value-type="string">
            <text:p>book tonight today read books night mail reading yesterday poems full morning boche back early frank half afternoon long march 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">
            <text:p>28</text:p>
          </table:table-cell>
          <table:table-cell office:value-type="float" office:value="0.00583">
            <text:p>0.00583</text:p>
          </table:table-cell>
          <table:table-cell office:value-type="string">
            <text:p>wher camp internees wich internee hawe military pris day soldiers compound comandant issued guard owing australia german made police recieved 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0.00433">
            <text:p>0.00433</text:p>
          </table:table-cell>
          <table:table-cell office:value-type="string">
            <text:p>preceding page transcript u.a indecipherable puff c.h der bolt mole scarab tag und feed gott kong hong mag res ist 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">
            <text:p>92</text:p>
          </table:table-cell>
          <table:table-cell office:value-type="float" office:value="0.00433">
            <text:p>0.00433</text:p>
          </table:table-cell>
          <table:table-cell office:value-type="string">
            <text:p>today officers tonight played recd room bridge sleep camp foot german indecipherable leg marks july dressed mng parcels french letter 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 office:value-type="float" office:value="0.00328">
            <text:p>0.00328</text:p>
          </table:table-cell>
          <table:table-cell office:value-type="string">
            <text:p>men rations baked n.c.o's unit hospital temp man bakery n.c.o.'s leave rejoined flour ovens strength bakeries dough evacuated bread deg </text:p>
          </table:table-cell>
          <table:table-cell/>
        </table:table-row>
        <table:table-row table:style-name="ro2" table:number-rows-repeated="104847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Military life</text:p>
          </table:table-cell>
          <table:table-cell office:value-type="string">
            <text:p>Camping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style-name="ce1" office:value-type="string">
            <text:p>Military life</text:p>
          </table:table-cell>
          <table:table-cell office:value-type="string">
            <text:p>general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style-name="ce1" office:value-type="string">
            <text:p>Military life</text:p>
          </table:table-cell>
          <table:table-cell office:value-type="string">
            <text:p>general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style-name="ce1" office:value-type="string">
            <text:p>Military life</text:p>
          </table:table-cell>
          <table:table-cell office:value-type="string">
            <text:p>general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style-name="ce1" office:value-type="string">
            <text:p>Military life</text:p>
          </table:table-cell>
          <table:table-cell office:value-type="string">
            <text:p>general</text:p>
          </table:table-cell>
          <table:table-cell office:value-type="float" office:value="39">
            <text:p>39</text:p>
          </table:table-cell>
        </table:table-row>
        <table:table-row table:style-name="ro2">
          <table:table-cell table:style-name="ce1" office:value-type="string">
            <text:p>Military life</text:p>
          </table:table-cell>
          <table:table-cell office:value-type="string">
            <text:p>general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style-name="ce1" office:value-type="string">
            <text:p>Military life</text:p>
          </table:table-cell>
          <table:table-cell office:value-type="string">
            <text:p>Horses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style-name="ce1" office:value-type="string">
            <text:p>Military life</text:p>
          </table:table-cell>
          <table:table-cell office:value-type="string">
            <text:p>Lists &amp; reports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1" office:value-type="string">
            <text:p>Military life</text:p>
          </table:table-cell>
          <table:table-cell office:value-type="string">
            <text:p>Lists &amp; reports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1" office:value-type="string">
            <text:p>Military life</text:p>
          </table:table-cell>
          <table:table-cell office:value-type="string">
            <text:p>Lists &amp; reports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style-name="ce1" office:value-type="string">
            <text:p>Military life</text:p>
          </table:table-cell>
          <table:table-cell office:value-type="string">
            <text:p>Lists &amp; reports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style-name="ce1" office:value-type="string">
            <text:p>Military life</text:p>
          </table:table-cell>
          <table:table-cell office:value-type="string">
            <text:p>Lists &amp; reports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style-name="ce1" office:value-type="string">
            <text:p>Military life</text:p>
          </table:table-cell>
          <table:table-cell office:value-type="string">
            <text:p>POW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1" office:value-type="string">
            <text:p>Military life</text:p>
          </table:table-cell>
          <table:table-cell office:value-type="string">
            <text:p>Sports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style-name="ce1" office:value-type="string">
            <text:p>Military life</text:p>
          </table:table-cell>
          <table:table-cell office:value-type="string">
            <text:p>technical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style-name="ce1" office:value-type="string">
            <text:p>Military life</text:p>
          </table:table-cell>
          <table:table-cell office:value-type="string">
            <text:p>technical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string">
            <text:p>Personal</text:p>
          </table:table-cell>
          <table:table-cell office:value-type="string">
            <text:p>Christmas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Personal</text:p>
          </table:table-cell>
          <table:table-cell office:value-type="string">
            <text:p>Education</text:p>
          </table:table-cell>
          <table:table-cell office:value-type="float" office:value="89">
            <text:p>89</text:p>
          </table:table-cell>
        </table:table-row>
        <table:table-row table:style-name="ro2">
          <table:table-cell office:value-type="string">
            <text:p>Personal</text:p>
          </table:table-cell>
          <table:table-cell office:value-type="string">
            <text:p>Everyday life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od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Personal</text:p>
          </table:table-cell>
          <table:table-cell office:value-type="string">
            <text:p>Letters &amp; family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string">
            <text:p>Personal</text:p>
          </table:table-cell>
          <table:table-cell office:value-type="string">
            <text:p>Letters &amp; family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string">
            <text:p>Personal</text:p>
          </table:table-cell>
          <table:table-cell office:value-type="string">
            <text:p>Letters &amp; family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Personal</text:p>
          </table:table-cell>
          <table:table-cell office:value-type="string">
            <text:p>Letters &amp; family</text:p>
          </table:table-cell>
          <table:table-cell office:value-type="float" office:value="83">
            <text:p>83</text:p>
          </table:table-cell>
        </table:table-row>
        <table:table-row table:style-name="ro2">
          <table:table-cell office:value-type="string">
            <text:p>Personal</text:p>
          </table:table-cell>
          <table:table-cell office:value-type="string">
            <text:p>Letters &amp; family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string">
            <text:p>Personal</text:p>
          </table:table-cell>
          <table:table-cell office:value-type="string">
            <text:p>Money &amp; shopping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Personal</text:p>
          </table:table-cell>
          <table:table-cell office:value-type="string">
            <text:p>Music and part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 care &amp; clothes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 care &amp; clothes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string">
            <text:p>Personal</text:p>
          </table:table-cell>
          <table:table-cell office:value-type="string">
            <text:p>Poetry &amp; spirit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Personal</text:p>
          </table:table-cell>
          <table:table-cell office:value-type="string">
            <text:p>Poetry &amp; spirit</text:p>
          </table:table-cell>
          <table:table-cell office:value-type="float" office:value="87">
            <text:p>87</text:p>
          </table:table-cell>
        </table:table-row>
        <table:table-row table:style-name="ro2">
          <table:table-cell office:value-type="string">
            <text:p>Personal</text:p>
          </table:table-cell>
          <table:table-cell office:value-type="string">
            <text:p>Weather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string">
            <text:p>Personal</text:p>
          </table:table-cell>
          <table:table-cell office:value-type="string">
            <text:p>Weather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Personal</text:p>
          </table:table-cell>
          <table:table-cell office:value-type="string">
            <text:p>Weather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string">
            <text:p>Personal</text:p>
          </table:table-cell>
          <table:table-cell office:value-type="string">
            <text:p>Weekends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Personal</text:p>
          </table:table-cell>
          <table:table-cell office:value-type="string">
            <text:p>Women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style-name="ce2" office:value-type="string">
            <text:p>The accidental tourist</text:p>
          </table:table-cell>
          <table:table-cell office:value-type="string">
            <text:p>City life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style-name="ce2" office:value-type="string">
            <text:p>The accidental tourist</text:p>
          </table:table-cell>
          <table:table-cell office:value-type="string">
            <text:p>City life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2" office:value-type="string">
            <text:p>The accidental tourist</text:p>
          </table:table-cell>
          <table:table-cell office:value-type="string">
            <text:p>Country sid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table:style-name="ce2" office:value-type="string">
            <text:p>The accidental tourist</text:p>
          </table:table-cell>
          <table:table-cell office:value-type="string">
            <text:p>Egipt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2" office:value-type="string">
            <text:p>The accidental tourist</text:p>
          </table:table-cell>
          <table:table-cell office:value-type="string">
            <text:p>France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style-name="ce2" office:value-type="string">
            <text:p>The accidental tourist</text:p>
          </table:table-cell>
          <table:table-cell office:value-type="string">
            <text:p>UK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style-name="ce2" office:value-type="string">
            <text:p>The accidental tourist</text:p>
          </table:table-cell>
          <table:table-cell office:value-type="string">
            <text:p>UK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Middle East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Middle East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Over the sea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Over the sea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Over the sea</text:p>
          </table:table-cell>
          <table:table-cell office:value-type="float" office:value="61">
            <text:p>61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Over the se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Over the sea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Over the se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Roads &amp; railways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Roads &amp; railways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Roads &amp; railways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2" office:value-type="string">
            <text:p>War</text:p>
          </table:table-cell>
          <table:table-cell office:value-type="string">
            <text:p>Air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style-name="ce2" office:value-type="string">
            <text:p>War</text:p>
          </table:table-cell>
          <table:table-cell office:value-type="string">
            <text:p>Combat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style-name="ce2" office:value-type="string">
            <text:p>War</text:p>
          </table:table-cell>
          <table:table-cell office:value-type="string">
            <text:p>Combat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style-name="ce2" office:value-type="string">
            <text:p>War</text:p>
          </table:table-cell>
          <table:table-cell office:value-type="string">
            <text:p>Combat</text:p>
          </table:table-cell>
          <table:table-cell office:value-type="float" office:value="97">
            <text:p>97</text:p>
          </table:table-cell>
        </table:table-row>
        <table:table-row table:style-name="ro2">
          <table:table-cell table:style-name="ce2" office:value-type="string">
            <text:p>War</text:p>
          </table:table-cell>
          <table:table-cell office:value-type="string">
            <text:p>Combat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2" office:value-type="string">
            <text:p>War</text:p>
          </table:table-cell>
          <table:table-cell office:value-type="string">
            <text:p>Combat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style-name="ce2" office:value-type="string">
            <text:p>War</text:p>
          </table:table-cell>
          <table:table-cell office:value-type="string">
            <text:p>Combat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style-name="ce2" office:value-type="string">
            <text:p>War</text:p>
          </table:table-cell>
          <table:table-cell office:value-type="string">
            <text:p>Context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style-name="ce2" office:value-type="string">
            <text:p>War</text:p>
          </table:table-cell>
          <table:table-cell office:value-type="string">
            <text:p>Front line</text:p>
          </table:table-cell>
          <table:table-cell office:value-type="float" office:value="24">
            <text:p>24</text:p>
          </table:table-cell>
        </table:table-row>
        <table:table-row table:style-name="ro2">
          <table:table-cell table:style-name="ce2" office:value-type="string">
            <text:p>War</text:p>
          </table:table-cell>
          <table:table-cell office:value-type="string">
            <text:p>Front line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style-name="ce2" office:value-type="string">
            <text:p>War</text:p>
          </table:table-cell>
          <table:table-cell office:value-type="string">
            <text:p>Health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style-name="ce2" office:value-type="string">
            <text:p>War</text:p>
          </table:table-cell>
          <table:table-cell office:value-type="string">
            <text:p>Health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number-columns-repeated="2"/>
          <table:table-cell office:value-type="float" office:value="29">
            <text:p>29</text:p>
          </table:table-cell>
        </table:table-row>
        <table:table-row table:style-name="ro2">
          <table:table-cell table:number-columns-repeated="2"/>
          <table:table-cell office:value-type="float" office:value="44">
            <text:p>44</text:p>
          </table:table-cell>
        </table:table-row>
        <table:table-row table:style-name="ro2">
          <table:table-cell table:number-columns-repeated="2"/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</table:table-row>
        <table:table-row table:style-name="ro2">
          <table:table-cell table:number-columns-repeated="2"/>
          <table:table-cell office:value-type="float" office:value="98">
            <text:p>98</text:p>
          </table:table-cell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</table:table-row>
        <table:table-row table:style-name="ro2">
          <table:table-cell table:number-columns-repeated="2"/>
          <table:table-cell office:value-type="float" office:value="56">
            <text:p>56</text:p>
          </table:table-cell>
        </table:table-row>
        <table:table-row table:style-name="ro2">
          <table:table-cell table:number-columns-repeated="2"/>
          <table:table-cell office:value-type="float" office:value="67">
            <text:p>67</text:p>
          </table:table-cell>
        </table:table-row>
        <table:table-row table:style-name="ro2">
          <table:table-cell table:number-columns-repeated="2"/>
          <table:table-cell office:value-type="float" office:value="54">
            <text:p>54</text:p>
          </table:table-cell>
        </table:table-row>
        <table:table-row table:style-name="ro2">
          <table:table-cell table:number-columns-repeated="2"/>
          <table:table-cell office:value-type="float" office:value="73">
            <text:p>73</text:p>
          </table:table-cell>
        </table:table-row>
        <table:table-row table:style-name="ro2">
          <table:table-cell table:number-columns-repeated="2"/>
          <table:table-cell office:value-type="float" office:value="88">
            <text:p>88</text:p>
          </table:table-cell>
        </table:table-row>
        <table:table-row table:style-name="ro2">
          <table:table-cell table:number-columns-repeated="2"/>
          <table:table-cell office:value-type="float" office:value="99">
            <text:p>99</text:p>
          </table:table-cell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</table:table-row>
        <table:table-row table:style-name="ro2">
          <table:table-cell table:number-columns-repeated="2"/>
          <table:table-cell office:value-type="float" office:value="86">
            <text:p>86</text:p>
          </table:table-cell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float" office:value="81">
            <text:p>81</text:p>
          </table:table-cell>
        </table:table-row>
        <table:table-row table:style-name="ro2">
          <table:table-cell table:number-columns-repeated="2"/>
          <table:table-cell office:value-type="float" office:value="31">
            <text:p>31</text:p>
          </table:table-cell>
        </table:table-row>
        <table:table-row table:style-name="ro2">
          <table:table-cell table:number-columns-repeated="2"/>
          <table:table-cell office:value-type="float" office:value="76">
            <text:p>76</text:p>
          </table:table-cell>
        </table:table-row>
        <table:table-row table:style-name="ro2">
          <table:table-cell table:number-columns-repeated="2"/>
          <table:table-cell office:value-type="float" office:value="91">
            <text:p>91</text:p>
          </table:table-cell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office:value-type="float" office:value="51">
            <text:p>51</text:p>
          </table:table-cell>
        </table:table-row>
        <table:table-row table:style-name="ro2">
          <table:table-cell table:number-columns-repeated="2"/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office:value-type="float" office:value="48">
            <text:p>48</text:p>
          </table:table-cell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</table:table-row>
        <table:table-row table:style-name="ro2">
          <table:table-cell table:number-columns-repeated="2"/>
          <table:table-cell office:value-type="float" office:value="82">
            <text:p>82</text:p>
          </table:table-cell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</table:table-row>
        <table:table-row table:style-name="ro2">
          <table:table-cell table:number-columns-repeated="2"/>
          <table:table-cell office:value-type="float" office:value="52">
            <text:p>52</text:p>
          </table:table-cell>
        </table:table-row>
        <table:table-row table:style-name="ro2">
          <table:table-cell table:number-columns-repeated="2"/>
          <table:table-cell office:value-type="float" office:value="28">
            <text:p>28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table:number-columns-repeated="2"/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</table:table-row>
        <table:table-row table:style-name="ro2" table:number-rows-repeated="104847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02935">
            <text:p>0.02935</text:p>
          </table:table-cell>
          <table:table-cell office:value-type="string">
            <text:p>round good men general lunch mess found today afternoon rode h.q back evening bde returned day morning tonight officers colonel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208">
            <text:p>0.0208</text:p>
          </table:table-cell>
          <table:table-cell office:value-type="string">
            <text:p>ship ships fleet sea german cruiser arrived proceeded anchored harbour left p.m destroyers sydney aug nov coal convoy emden a.m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433">
            <text:p>0.00433</text:p>
          </table:table-cell>
          <table:table-cell office:value-type="string">
            <text:p>preceding page transcript u.a indecipherable puff c.h der bolt mole scarab tag und feed gott kong hong mag res ist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3869">
            <text:p>0.03869</text:p>
          </table:table-cell>
          <table:table-cell office:value-type="string">
            <text:p>concert band good night evening show played music great gave singing boys party song held playing sing hall songs dance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22">
            <text:p>0.0322</text:p>
          </table:table-cell>
          <table:table-cell office:value-type="string">
            <text:p>wounded station dressing bearers stretcher ambulance killed post night fritz day field men section amb p.m back casualties line a.m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4255">
            <text:p>0.04255</text:p>
          </table:table-cell>
          <table:table-cell office:value-type="string">
            <text:p>war news german british french germany great germans france peace troops allies front army england people papers armistice fighting english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1277">
            <text:p>0.01277</text:p>
          </table:table-cell>
          <table:table-cell office:value-type="string">
            <text:p>prisoners german food hun camp english germans work russian parcels germany russians working huns british men prisoner guard french escape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4153">
            <text:p>0.04153</text:p>
          </table:table-cell>
          <table:table-cell office:value-type="string">
            <text:p>turks trenches fire night beach firing men guns shells shrapnel wounded hill day turkish heavy enemy gun killed artillery gully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5091">
            <text:p>0.05091</text:p>
          </table:table-cell>
          <table:table-cell office:value-type="string">
            <text:p>train arrived station left camp a.m p.m marched journey night railway miles hours morning good reached time passed march leave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1552">
            <text:p>0.01552</text:p>
          </table:table-cell>
          <table:table-cell office:value-type="string">
            <text:p>train london left back arrived tea caught station met hotel walked dinner mrs glasgow home uncle office bed breakfast lunch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099">
            <text:p>0.01099</text:p>
          </table:table-cell>
          <table:table-cell office:value-type="string">
            <text:p>german naval time signal date berrima flag ship rabaul sydney brigadier wireless guinea native herbertshohe island station encounter governor board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472">
            <text:p>0.01472</text:p>
          </table:table-cell>
          <table:table-cell office:value-type="string">
            <text:p>red cross comforts fund food tobacco cigarettes sheep men stores work flies supplied australian dogs supply cases live plenty clean 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05833">
            <text:p>0.05833</text:p>
          </table:table-cell>
          <table:table-cell office:value-type="string">
            <text:p>parade march drill morning day afternoon camp route guard marched men work inspection order company usual rifle lecture church training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886">
            <text:p>0.01886</text:p>
          </table:table-cell>
          <table:table-cell office:value-type="string">
            <text:p>dear son ferguson letter mrs sincerely death france sympathy great killed arthur judge loss battalion keith officers indecipherable kind died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2599">
            <text:p>0.02599</text:p>
          </table:table-cell>
          <table:table-cell office:value-type="string">
            <text:p>horses miles turks camp water night left back arish camels turkish sand romani regt camel horse brigade day desert arrived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2966">
            <text:p>0.02966</text:p>
          </table:table-cell>
          <table:table-cell office:value-type="string">
            <text:p>money native natives bought pay english buy fruit paid price cost prices sold worth selling shop shops oranges good egyptian 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666">
            <text:p>0.00666</text:p>
          </table:table-cell>
          <table:table-cell office:value-type="string">
            <text:p>men i've it's i'm don't ship man rabaul he's thro back officers put war fitz sydney told we've captain fantome 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05548">
            <text:p>0.05548</text:p>
          </table:table-cell>
          <table:table-cell office:value-type="string">
            <text:p>tea bread dinner biscuits good tin breakfast day jam beef food meat bully butter water rations eat eggs milk made 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3423">
            <text:p>0.03423</text:p>
          </table:table-cell>
          <table:table-cell office:value-type="string">
            <text:p>white black red women blue wear dressed men girls dress wearing hat hair uniform hats head looked french soldiers small 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2409">
            <text:p>0.02409</text:p>
          </table:table-cell>
          <table:table-cell office:value-type="string">
            <text:p>canal miles desert water sand camp suez jerusalem road jordan turks side valley camped hills horses wadi march bridge camels 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5663">
            <text:p>0.05663</text:p>
          </table:table-cell>
          <table:table-cell office:value-type="string">
            <text:p>trees country green beautiful fields pretty miles village road fine place lovely hills small side grass hill villages river passed 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937">
            <text:p>0.00937</text:p>
          </table:table-cell>
          <table:table-cell office:value-type="string">
            <text:p>bty battery weather wagon horses sgt lines p.m fine les action horse major position a.m line gun wounded rounds stunt 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4584">
            <text:p>0.04584</text:p>
          </table:table-cell>
          <table:table-cell office:value-type="string">
            <text:p>day today oct sept october thursday september wednesday friday saturday sunday weather tuesday monday nov afternoon morning work good usual 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2115">
            <text:p>0.02115</text:p>
          </table:table-cell>
          <table:table-cell office:value-type="string">
            <text:p>sea passed land coast island miles side sight bay town red islands port morning aden cape small close day mountains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621">
            <text:p>0.00621</text:p>
          </table:table-cell>
          <table:table-cell office:value-type="string">
            <text:p>gun enemy fired night m.g guns coy road fire rounds machine p.m roads day position n.c.os lieut line report artillery 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4218">
            <text:p>0.04218</text:p>
          </table:table-cell>
          <table:table-cell office:value-type="string">
            <text:p>sea deck day ship boat night weather morning board passed rough calm wind miles today hot water good port land 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0364">
            <text:p>0.0364</text:p>
          </table:table-cell>
          <table:table-cell office:value-type="string">
            <text:p>church place built building beautiful stone walls fine years cathedral inside room high wall round great ancient large visited wonderful 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561">
            <text:p>0.00561</text:p>
          </table:table-cell>
          <table:table-cell office:value-type="string">
            <text:p>lieut machines machine pilot squadron air flying enemy aerodrome observer capt a.f.c bristol pilots reconnaissance m.c wing r.a.f number aircraft 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583">
            <text:p>0.00583</text:p>
          </table:table-cell>
          <table:table-cell office:value-type="string">
            <text:p>wher camp internees wich internee hawe military pris day soldiers compound comandant issued guard owing australia german made police recieved 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2895">
            <text:p>0.02895</text:p>
          </table:table-cell>
          <table:table-cell office:value-type="string">
            <text:p>leave camp days home train back day london pass left arrive sydney night liverpool granted time return till pay january 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328">
            <text:p>0.00328</text:p>
          </table:table-cell>
          <table:table-cell office:value-type="string">
            <text:p>men rations baked n.c.o's unit hospital temp man bakery n.c.o.'s leave rejoined flour ovens strength bakeries dough evacuated bread deg 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1933">
            <text:p>0.01933</text:p>
          </table:table-cell>
          <table:table-cell office:value-type="string">
            <text:p>p.m day miss a.m tea home sister duty sisters matron friday mrs saturday wednesday ward tuesday bed monday sunday lovely 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142">
            <text:p>0.0142</text:p>
          </table:table-cell>
          <table:table-cell office:value-type="string">
            <text:p>buried post grave picture card died graves cemetery white black cross postcard burial crosses soldiers funeral photograph military body colour 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1063">
            <text:p>0.01063</text:p>
          </table:table-cell>
          <table:table-cell office:value-type="string">
            <text:p>message image map wireless sketch indecipherable messages telephone station signal signed morse code place showing signals set aaa note signalling 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03191">
            <text:p>0.03191</text:p>
          </table:table-cell>
          <table:table-cell office:value-type="string">
            <text:p>wounded leg arm wound man poor hospital wounds left died men blood head badly bullet shell case hit killed cases 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1408">
            <text:p>0.01408</text:p>
          </table:table-cell>
          <table:table-cell office:value-type="string">
            <text:p>paris hotel french place rue indecipherable opera cafe dinner des visit walked club gare find grand palace france visited city 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942">
            <text:p>0.00942</text:p>
          </table:table-cell>
          <table:table-cell office:value-type="string">
            <text:p>troops port miles british alexandria a.m ships p.m left submarine passed destroyers convoy transport ship board cargo sunk war submarines 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2089">
            <text:p>0.02089</text:p>
          </table:table-cell>
          <table:table-cell office:value-type="string">
            <text:p>men man officer sentry good back officers asked looked called captain australian charge private wanted soldier replied passed australians line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834">
            <text:p>0.00834</text:p>
          </table:table-cell>
          <table:table-cell office:value-type="string">
            <text:p>col major fuller cairo brigade camp left regiment capt men returned squadron officers lieu kantara horse arrived l.h regt train 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512">
            <text:p>0.0512</text:p>
          </table:table-cell>
          <table:table-cell office:value-type="string">
            <text:p>men officers battalion australian brigade division corps officer army field major work company service staff unit artillery infantry training general 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7761">
            <text:p>0.07761</text:p>
          </table:table-cell>
          <table:table-cell office:value-type="string">
            <text:p>men officer told asked officers man put found made time order charge leave case military major called make colonel gave 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3274">
            <text:p>0.03274</text:p>
          </table:table-cell>
          <table:table-cell office:value-type="string">
            <text:p>french village house people room place billet farm houses town billets beer small women coffee english wine church billeted street 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2355">
            <text:p>0.02355</text:p>
          </table:table-cell>
          <table:table-cell office:value-type="string">
            <text:p>cairo egypt nile heliopolis pyramids camp alexandria mena egyptian desert native hotel gardens sphinx natives tram donkeys train city sand 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1167">
            <text:p>0.01167</text:p>
          </table:table-cell>
          <table:table-cell office:value-type="string">
            <text:p>good letter p.m night girls letters sydney hope nash hospital day cairo egypt morning australia joseph kitty dear john a.m 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05413">
            <text:p>0.05413</text:p>
          </table:table-cell>
          <table:table-cell office:value-type="string">
            <text:p>feet side top long small sand end front ground iron high head put cut round made inches stone wire piece 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01803">
            <text:p>0.01803</text:p>
          </table:table-cell>
          <table:table-cell office:value-type="string">
            <text:p>rain fine morning day hot html wind dust afternoon storm heavy blowing paddock round night cool middle warm thunder evening 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1286">
            <text:p>0.01286</text:p>
          </table:table-cell>
          <table:table-cell office:value-type="string">
            <text:p>home wrote dad ellis mum recd letter write george meet letters mrs indecipherable day lovely night play walk bed harry 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08351">
            <text:p>0.08351</text:p>
          </table:table-cell>
          <table:table-cell office:value-type="string">
            <text:p>tea afternoon good back home dinner time met evening town spent morning walk place room returned nice car made found 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1024">
            <text:p>0.01024</text:p>
          </table:table-cell>
          <table:table-cell office:value-type="string">
            <text:p>turned p.m a.m till breakfast dinner tea fed rested camp camels cleaned fell returned stand guard day saddled night hot 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2843">
            <text:p>0.02843</text:p>
          </table:table-cell>
          <table:table-cell office:value-type="string">
            <text:p>horses horse lines harness cleaning left mules morning camp stables wagon road back day night battery a.m wagons transport waggons 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4019">
            <text:p>0.04019</text:p>
          </table:table-cell>
          <table:table-cell office:value-type="string">
            <text:p>road shell wood place shells dead village ground left german ypres trenches holes ruins bapaume blown roads line side guns 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13">
            <text:p>0.013</text:p>
          </table:table-cell>
          <table:table-cell office:value-type="string">
            <text:p>indecipherable february home usual today bed january stables horses revielle day mail night arrived back cairo tomorrow tuesday wks tea 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0636">
            <text:p>0.00636</text:p>
          </table:table-cell>
          <table:table-cell office:value-type="string">
            <text:p>book tonight today read books night mail reading yesterday poems full morning boche back early frank half afternoon long march 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2115">
            <text:p>0.02115</text:p>
          </table:table-cell>
          <table:table-cell office:value-type="string">
            <text:p>london park house bus palace theatre strand victoria square abbey westminster tube hotel bank bridge edinburgh place street cross castle 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6246">
            <text:p>0.16246</text:p>
          </table:table-cell>
          <table:table-cell office:value-type="string">
            <text:p>time good days day back long work things place week leave weather pretty months great bit lot france ago don't 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4603">
            <text:p>0.04603</text:p>
          </table:table-cell>
          <table:table-cell office:value-type="string">
            <text:p>afternoon day church sunday morning parade fine service evening tea night monday good saturday feb html dinner friday tuesday home 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7155">
            <text:p>0.07155</text:p>
          </table:table-cell>
          <table:table-cell office:value-type="string">
            <text:p>transcribed page previous blank south wales state library n/a spelt error notes possibly transcriber's misspelt photograph judy html pages gimbert 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1726">
            <text:p>0.01726</text:p>
          </table:table-cell>
          <table:table-cell office:value-type="string">
            <text:p>dec xmas december day christmas year jan eve dinner spent nov january home merry pudding plum good years happy parcels 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2553">
            <text:p>0.02553</text:p>
          </table:table-cell>
          <table:table-cell office:value-type="string">
            <text:p>general gen col major brigade birdwood bde l.h staff sir officers inspected capt div command division colonel troops visited war 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3104">
            <text:p>0.03104</text:p>
          </table:table-cell>
          <table:table-cell office:value-type="string">
            <text:p>pte mrs sgt miss indecipherable capt batt coy cpl killed lieut smith anzac jack sydney hill father c/o brown wilson 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7565">
            <text:p>0.07565</text:p>
          </table:table-cell>
          <table:table-cell office:value-type="string">
            <text:p>war life god world man men years day home great heart long death land days face mind people dear australia 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3112">
            <text:p>0.03112</text:p>
          </table:table-cell>
          <table:table-cell office:value-type="string">
            <text:p>port left ship board boat melbourne arrived wharf ashore sydney p.m troops leave harbour aboard a.m day colombo sea men 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1065">
            <text:p>0.01065</text:p>
          </table:table-cell>
          <table:table-cell office:value-type="string">
            <text:p>gas jan helmets mar helmet alarm masks steel put tear box lecture shells mask eyes attack school issued respirators feb 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426">
            <text:p>0.0426</text:p>
          </table:table-cell>
          <table:table-cell office:value-type="string">
            <text:p>miles marched village left march amiens moved albert town somme road billets passed motor back arrived move aug line omer 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1094">
            <text:p>0.01094</text:p>
          </table:table-cell>
          <table:table-cell office:value-type="string">
            <text:p>stop turks troops landing anzac position august division telegraph ashmead bay suvla turkish attack army gallipoli helles dardanelles positions hill 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04681">
            <text:p>0.04681</text:p>
          </table:table-cell>
          <table:table-cell office:value-type="string">
            <text:p>town city fine place streets large people buildings round street houses big soldiers good places building main shops tram beautiful 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2538">
            <text:p>0.02538</text:p>
          </table:table-cell>
          <table:table-cell office:value-type="string">
            <text:p>letter received book dated letters shorthand today written wife post photos jan paper evening reading wrote feb diary card end 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21579">
            <text:p>0.21579</text:p>
          </table:table-cell>
          <table:table-cell office:value-type="string">
            <text:p>time men work great made fact make war part present good number man large times days life long military point 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3416">
            <text:p>0.03416</text:p>
          </table:table-cell>
          <table:table-cell office:value-type="string">
            <text:p>boat ship boats board water harbour ashore ships aboard lemnos island shore troops beach sea transports alongside alexandria landing small 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4045">
            <text:p>0.04045</text:p>
          </table:table-cell>
          <table:table-cell office:value-type="string">
            <text:p>line night front trenches trench back battalion relieved day company party fritz moved left coy fatigue work firing time dug 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8411">
            <text:p>0.08411</text:p>
          </table:table-cell>
          <table:table-cell office:value-type="string">
            <text:p>guns night fritz shells planes bombs shell day dropped morning fire enemy gun air big artillery machine aeroplanes german bombardment 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5551">
            <text:p>0.05551</text:p>
          </table:table-cell>
          <table:table-cell office:value-type="string">
            <text:p>line enemy attack front guns position prisoners heavy men advance artillery captured bde troops left forward casualties made division infantry 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0553">
            <text:p>0.0553</text:p>
          </table:table-cell>
          <table:table-cell office:value-type="string">
            <text:p>hospital sick patients ward doctor bed feeling day cases wounded sister bad medical morning nurses back days put men sisters 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4561">
            <text:p>0.14561</text:p>
          </table:table-cell>
          <table:table-cell office:value-type="string">
            <text:p>good don't time back lot things bit boys chap chaps big thing pretty round night put bad told i'm didn't 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2364">
            <text:p>0.02364</text:p>
          </table:table-cell>
          <table:table-cell office:value-type="string">
            <text:p>diary sydney pages france australia battalion australian gallipoli august egypt private note england served written october war april service field 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06116">
            <text:p>0.06116</text:p>
          </table:table-cell>
          <table:table-cell office:value-type="string">
            <text:p>letters letter received mail dear home mother time write wrote news days writing week written papers parcel hear hope long 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1688">
            <text:p>0.01688</text:p>
          </table:table-cell>
          <table:table-cell office:value-type="string">
            <text:p>wed mon sun sat margin tues fri note thurs june left nov indecipherable capt to-day july wrote mater sep molly 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1653">
            <text:p>0.01653</text:p>
          </table:table-cell>
          <table:table-cell office:value-type="string">
            <text:p>mrs wife married years lady children dear girl young women family soldiers girls mother wives woman husband english people father 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05029">
            <text:p>0.05029</text:p>
          </table:table-cell>
          <table:table-cell office:value-type="string">
            <text:p>mud night rain wet cold water feet men sleep line heavy miles dark ground hours road trenches raining morning made 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1786">
            <text:p>0.01786</text:p>
          </table:table-cell>
          <table:table-cell office:value-type="string">
            <text:p>australian military force sir australia imperial melbourne office war records commonwealth letter dear base forces copy a.i.f department received general 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2753">
            <text:p>0.02753</text:p>
          </table:table-cell>
          <table:table-cell office:value-type="string">
            <text:p>played won football sports game match afternoon cricket day good playing team race held boxing play today games great cards 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2315">
            <text:p>0.02315</text:p>
          </table:table-cell>
          <table:table-cell office:value-type="string">
            <text:p>morning oclock today tonight back afternoon night good put camp time received regt duty lads yesterday signalling till troop dinner 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0875">
            <text:p>0.00875</text:p>
          </table:table-cell>
          <table:table-cell office:value-type="string">
            <text:p>day letter night sat fine wed mother fri tues sun quiet mon letters thur aug rec mrs posted writing m.s 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1507">
            <text:p>0.01507</text:p>
          </table:table-cell>
          <table:table-cell office:value-type="string">
            <text:p>love father letter son dear time loving write don't address hope close rid home letters mail leo london france dearest 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01573">
            <text:p>0.01573</text:p>
          </table:table-cell>
          <table:table-cell office:value-type="string">
            <text:p>train engine line railway trucks back arrived depot left large run load motor station road work engines yard driver lorry 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7365">
            <text:p>0.07365</text:p>
          </table:table-cell>
          <table:table-cell office:value-type="string">
            <text:p>camp move orders men morning ready night day tents tent arrived time march blankets kit order leave pack a.m left 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03779">
            <text:p>0.03779</text:p>
          </table:table-cell>
          <table:table-cell office:value-type="string">
            <text:p>day bed till morning tea evening good home dinner breakfast afternoon sleep slept night back fine spent early read wrote 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0505">
            <text:p>0.0505</text:p>
          </table:table-cell>
          <table:table-cell office:value-type="string">
            <text:p>sun sky light white great blue beautiful dark clouds air night lights grey bright moon black red green scene long 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1325">
            <text:p>0.1325</text:p>
          </table:table-cell>
          <table:table-cell office:value-type="string">
            <text:p>time found back hour minutes made half thought started long turned night coming round place heard left till passed side 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1534">
            <text:p>0.01534</text:p>
          </table:table-cell>
          <table:table-cell office:value-type="string">
            <text:p>school french english work good class total college read books reading knowledge man university years fair sick study book interesting 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1695">
            <text:p>0.01695</text:p>
          </table:table-cell>
          <table:table-cell office:value-type="string">
            <text:p>sydney australia envelope mrs n.s.w service ferguson active justice street court reverse wales supreme south field post censor king postcard 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1476">
            <text:p>0.01476</text:p>
          </table:table-cell>
          <table:table-cell office:value-type="string">
            <text:p>kms indecipherable crossed today dolly joe hope notes wife men laura august friday cairo wednesday diary thursday paragraph letters mother 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0433">
            <text:p>0.00433</text:p>
          </table:table-cell>
          <table:table-cell office:value-type="string">
            <text:p>today officers tonight played recd room bridge sleep camp foot german indecipherable leg marks july dressed mng parcels french letter 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4495">
            <text:p>0.04495</text:p>
          </table:table-cell>
          <table:table-cell office:value-type="string">
            <text:p>love hope dear letter write mother time good i'm home loving send son letters nice give don't glad father mrs 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5415">
            <text:p>0.05415</text:p>
          </table:table-cell>
          <table:table-cell office:value-type="string">
            <text:p>cold night day morning snow weather rain today wind heavy pay fine raining yesterday frost sunday blowing wednesday friday monday 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0136">
            <text:p>0.0136</text:p>
          </table:table-cell>
          <table:table-cell office:value-type="string">
            <text:p>water engine oil electric tank tanks small supply petrol fire drinking bottles bottle coal plant wells pump large fires hot 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02801">
            <text:p>0.02801</text:p>
          </table:table-cell>
          <table:table-cell office:value-type="string">
            <text:p>pair boots clothes socks bath clean issued day put hot water shirt soap issue clothing wash washing baths shirts warm 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4253">
            <text:p>0.04253</text:p>
          </table:table-cell>
          <table:table-cell office:value-type="string">
            <text:p>trench men shell gun machine fire shot line shells trenches wounded killed rifle back man front german guns dead hit 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1707">
            <text:p>0.01707</text:p>
          </table:table-cell>
          <table:table-cell office:value-type="string">
            <text:p>camp salisbury weymouth london france left hut tidworth england sutton back arrived draft veny training hill downs perham leave depot 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6105">
            <text:p>0.06105</text:p>
          </table:table-cell>
          <table:table-cell office:value-type="string">
            <text:p>day july june april friday monday tuesday thursday sunday wednesday saturday night morning afternoon august march good p.m home hot </text:p>
          </table:table-cell>
        </table:table-row>
        <table:table-row table:style-name="ro2" table:number-rows-repeated="1048475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'crossreads4_keys-classification'.A1:'crossreads4_keys-classification'.AMJ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Sheet3.A1:Sheet3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9T21:48:18</dc:date>
    <meta:editing-duration>PT1H51S</meta:editing-duration>
    <meta:editing-cycles>5</meta:editing-cycles>
    <meta:generator>LibreOffice/3.5$Linux_x86 LibreOffice_project/350m1$Build-2</meta:generator>
    <dc:creator>jaume </dc:creator>
    <meta:document-statistic meta:table-count="3" meta:cell-count="1101" meta:object-count="0"/>
  </office:meta>
</office:document-meta>
</file>